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Schola" svg:font-family="TeXGyreSchola"/>
    <style:font-face style:name="Liberation Sans1" svg:font-family="'Liberation Sans'" style:font-family-generic="swiss"/>
    <style:font-face style:name="Alfios" svg:font-family="Alfios" style:font-pitch="variable"/>
    <style:font-face style:name="TeXGyreSchola1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cd4d1" draw:fill-color="#fcd4d1" draw:textarea-horizontal-align="justify" draw:textarea-vertical-align="middle" draw:auto-grow-height="false" fo:min-height="0.258cm" fo:min-width="2.04cm"/>
    </style:style>
    <style:style style:name="gr2" style:family="graphic" style:parent-style-name="objectwithoutfill">
      <style:graphic-properties draw:stroke="dash" draw:stroke-dash="Dashed_20__28_var_29_" svg:stroke-width="0.028cm" svg:stroke-color="#666666" draw:marker-start="" draw:marker-start-width="0.448cm" draw:marker-end="" draw:marker-end-width="0.448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solid" svg:stroke-width="0.035cm" draw:marker-start="Dimension_20_Lines" draw:marker-start-width="0.56cm" draw:marker-end="Dimension_20_Lines" draw:marker-end-width="0.56cm" draw:marker-end-center="true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svg:stroke-width="0.035cm" draw:marker-start="" draw:marker-start-width="0.56cm" draw:marker-end="" draw:marker-end-width="0.56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547cm"/>
    </style:style>
    <style:style style:name="gr7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ashed_20__28_var_29_" draw:marker-end="Short_20_line_20_Arrow" draw:marker-end-width="0.20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93cm"/>
    </style:style>
    <style:style style:name="gr10" style:family="graphic" style:parent-style-name="objectwithoutfill">
      <style:graphic-properties svg:stroke-width="0.035cm" svg:stroke-color="#ed1c24" draw:marker-start="Dimension_20_Lines" draw:marker-start-width="0.306cm" draw:marker-start-center="false" draw:marker-end="Dimension_20_Lines" draw:marker-end-width="0.306cm" draw:marker-end-center="false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Dashed_20__28_var_29_" svg:stroke-width="0.028cm" svg:stroke-color="#ed1c24" draw:marker-start-width="0.448cm" draw:marker-end="" draw:marker-end-width="0.245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ed1c24" draw:marker-start-width="0.242cm" draw:marker-end-width="0.242cm" svg:stroke-opacity="100%" draw:fill-color="#ffffff" draw:opacity="100%" draw:textarea-horizontal-align="justify" draw:textarea-vertical-align="middle" draw:auto-grow-height="false" fo:min-height="0.357cm" fo:min-width="0.107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ed1c24" draw:fill="none" draw:fill-color="#ffffff" fo:min-height="0.547cm"/>
    </style:style>
    <style:style style:name="gr14" style:family="graphic" style:parent-style-name="standard">
      <style:graphic-properties svg:stroke-width="0.035cm" svg:stroke-color="#ed1c24" draw:marker-start-width="0.252cm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Dashed_20__28_var_29_" svg:stroke-width="0.028cm" svg:stroke-color="#000000" draw:marker-start-width="0.448cm" draw:marker-end="" draw:marker-end-width="0.245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ed1c24" draw:fill="none" draw:fill-color="#ffffff" fo:min-height="0.818cm"/>
    </style:style>
    <style:style style:name="gr17" style:family="graphic" style:parent-style-name="standard">
      <style:graphic-properties draw:stroke="none" svg:stroke-color="#000000" draw:fill="none" draw:fill-color="#ffffff" fo:min-height="1.847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objectwithoutfill">
      <style:graphic-properties draw:stroke="solid" svg:stroke-width="0.035cm" draw:marker-start="Dimension_20_Lines" draw:marker-start-width="0.56cm" draw:marker-end="" draw:marker-end-width="0.56cm" draw:marker-end-center="true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Fine_20_Dashed"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solid" svg:stroke-width="0.035cm" draw:marker-start="" draw:marker-start-width="0.56cm" draw:marker-end="Dimension_20_Lines" draw:marker-end-width="0.56cm" draw:marker-end-center="true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673cm"/>
    </style:style>
    <style:style style:name="gr23" style:family="graphic" style:parent-style-name="standard">
      <style:graphic-properties draw:stroke="none" svg:stroke-color="#000000" draw:fill="none" draw:fill-color="#ffffff" fo:min-height="0.628cm"/>
    </style:style>
    <style:style style:name="gr24" style:family="graphic" style:parent-style-name="standard">
      <style:graphic-properties draw:stroke="none" svg:stroke-color="#000000" draw:fill="none" draw:fill-color="#ffffff" fo:min-height="0.573cm"/>
    </style:style>
    <style:style style:name="gr25" style:family="graphic" style:parent-style-name="objectwithoutfill">
      <style:graphic-properties draw:marker-end="" draw:fill="none" draw:textarea-vertical-align="middle"/>
    </style:style>
    <style:style style:name="gr26" style:family="graphic" style:parent-style-name="objectwithoutfill">
      <style:graphic-properties draw:stroke="dash" draw:stroke-dash="Dashed_20__28_var_29_" svg:stroke-width="0.035cm" svg:stroke-color="#666666" draw:marker-start="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="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fill-color="#fcd4d1" draw:textarea-horizontal-align="justify" draw:textarea-vertical-align="middle" draw:auto-grow-height="false" fo:min-height="2.29cm" fo:min-width="2.04cm"/>
    </style:style>
    <style:style style:name="gr29" style:family="graphic" style:parent-style-name="objectwithoutfill">
      <style:graphic-properties draw:stroke="dash" draw:stroke-dash="Dashed_20__28_var_29_"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7.336cm" fo:min-width="2.006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21409a" draw:marker-start="Dimension_20_Lines" draw:marker-start-width="0.306cm" draw:marker-start-center="false" draw:marker-end="Dimension_20_Lines" draw:marker-end-width="0.306cm" draw:marker-end-center="false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Dashed_20__28_var_29_" svg:stroke-width="0.028cm" svg:stroke-color="#ed1c24" draw:marker-start-width="0.448cm" draw:marker-end="Short_20_line_20_Arrow" draw:marker-end-width="0.245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Dashed_20__28_var_29_" svg:stroke-width="0.028cm" svg:stroke-color="#21409a" draw:marker-start-width="0.448cm" draw:marker-end="Short_20_line_20_Arrow" draw:marker-end-width="0.245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2.29cm" fo:min-width="7.12cm" fo:padding-top="0.142cm" fo:padding-bottom="0.142cm" fo:padding-left="0.267cm" fo:padding-right="0.267cm"/>
    </style:style>
    <style:style style:name="gr35" style:family="graphic" style:parent-style-name="standard">
      <style:graphic-properties svg:stroke-width="0.106cm" svg:stroke-color="#666666" draw:marker-start-width="0.516cm" draw:marker-end-width="0.516cm" draw:fill="solid" draw:fill-color="#ffffff" draw:opacity="0%" draw:textarea-horizontal-align="justify" draw:textarea-vertical-align="middle" draw:auto-grow-height="false" fo:min-height="7.288cm" fo:min-width="7.038cm" fo:padding-top="0.179cm" fo:padding-bottom="0.179cm" fo:padding-left="0.304cm" fo:padding-right="0.304cm" draw:shadow-opacity="50%"/>
    </style:style>
    <style:style style:name="gr36" style:family="graphic" style:parent-style-name="standard">
      <style:graphic-properties draw:stroke="none" draw:fill-color="#fcd4d1" draw:opacity="100%" draw:textarea-horizontal-align="justify" draw:textarea-vertical-align="middle" draw:auto-grow-height="false" fo:min-height="2.29cm" fo:min-width="2.04cm"/>
    </style:style>
    <style:style style:name="gr37" style:family="graphic" style:parent-style-name="objectwithoutfill">
      <style:graphic-properties svg:stroke-width="0.159cm" svg:stroke-color="#808080" draw:marker-start-width="0.644cm" draw:marker-end="" draw:marker-end-width="0.441cm" draw:fill="none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draw:stroke="none" svg:stroke-color="#000000" draw:fill="none" draw:fill-color="#ffffff" fo:min-height="0.86cm"/>
    </style:style>
    <style:style style:name="gr39" style:family="graphic" style:parent-style-name="standard">
      <style:graphic-properties draw:stroke="none" svg:stroke-color="#000000" draw:fill="none" draw:fill-color="#ffffff" fo:min-height="0.704cm"/>
    </style:style>
    <style:style style:name="gr40" style:family="graphic" style:parent-style-name="standard">
      <style:graphic-properties svg:stroke-width="0.106cm" svg:stroke-color="#666666" draw:marker-start-width="0.516cm" draw:marker-end-width="0.516cm" draw:fill="solid" draw:fill-color="#ffffff" draw:opacity="0%" draw:textarea-horizontal-align="justify" draw:textarea-vertical-align="middle" draw:auto-grow-height="false" fo:min-height="12.377cm" fo:min-width="12.092cm" fo:padding-top="0.179cm" fo:padding-bottom="0.179cm" fo:padding-left="0.304cm" fo:padding-right="0.304cm" draw:shadow-opacity="50%"/>
    </style:style>
    <style:style style:name="gr41" style:family="graphic" style:parent-style-name="standard">
      <style:graphic-properties svg:stroke-color="#666666" draw:fill-color="#ffff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draw:opacity="100%" fo:min-height="0.628cm"/>
    </style:style>
    <style:style style:name="gr43" style:family="graphic" style:parent-style-name="standard">
      <style:graphic-properties draw:stroke="none" svg:stroke-color="#000000" draw:fill="none" draw:fill-color="#ffffff" fo:min-height="0.924cm"/>
    </style:style>
    <style:style style:name="gr44" style:family="graphic" style:parent-style-name="objectwithoutfill">
      <style:graphic-properties svg:stroke-color="#000000" draw:marker-start="Small_20_Arrow" draw:marker-start-width="0.203cm" draw:marker-end="Small_20_Arrow" draw:fill="none" draw:textarea-vertical-align="middle"/>
    </style:style>
    <style:style style:name="gr45" style:family="graphic" style:parent-style-name="objectwithoutfill">
      <style:graphic-properties svg:stroke-width="0.212cm" svg:stroke-color="#b2b2b2" draw:marker-start-width="0.723cm" draw:marker-end="" draw:marker-end-width="0.52cm" draw:fill="none" draw:textarea-vertical-align="middle" fo:padding-top="0.23cm" fo:padding-bottom="0.23cm" fo:padding-left="0.355cm" fo:padding-right="0.355cm"/>
    </style:style>
    <style:style style:name="gr46" style:family="graphic" style:parent-style-name="objectwithoutfill">
      <style:graphic-properties svg:stroke-width="0.035cm" svg:stroke-color="#808080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svg:stroke-width="0.081cm" svg:stroke-color="#21409a" draw:marker-start-width="0.321cm" draw:marker-end-width="0.321cm" draw:fill-color="#fcd4d1" draw:opacity="75%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fo:min-height="0.644cm"/>
    </style:style>
    <style:style style:name="gr49" style:family="graphic" style:parent-style-name="standard">
      <style:graphic-properties draw:stroke="none" svg:stroke-color="#ed1c24" draw:fill="none" draw:fill-color="#ffffff" fo:min-height="0.865cm"/>
    </style:style>
    <style:style style:name="gr50" style:family="graphic" style:parent-style-name="objectwithoutfill">
      <style:graphic-properties svg:stroke-width="0.081cm" draw:marker-start-width="0.527cm" draw:marker-end="" draw:marker-end-width="0.324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draw:stroke="dash" draw:stroke-dash="Dashed_20__28_var_29_" svg:stroke-width="0.081cm" draw:marker-start-width="0.528cm" draw:marker-end="" draw:marker-end-width="0.325cm" draw:fill="none" draw:textarea-vertical-align="middle" fo:padding-top="0.166cm" fo:padding-bottom="0.166cm" fo:padding-left="0.291cm" fo:padding-right="0.291cm"/>
    </style:style>
    <style:style style:name="gr52" style:family="graphic" style:parent-style-name="objectwithoutfill">
      <style:graphic-properties svg:stroke-width="0.212cm" svg:stroke-color="#b2b2b2" draw:marker-start-width="0.724cm" draw:marker-end="" draw:marker-end-width="0.521cm" draw:fill="none" draw:textarea-vertical-align="middle" fo:padding-top="0.231cm" fo:padding-bottom="0.231cm" fo:padding-left="0.356cm" fo:padding-right="0.356cm"/>
    </style:style>
    <style:style style:name="gr53" style:family="graphic" style:parent-style-name="standard">
      <style:graphic-properties svg:stroke-width="0.081cm" svg:stroke-color="#21409a" draw:marker-start-width="0.321cm" draw:marker-end-width="0.321cm" draw:fill-color="#fcd4d1" draw:opacity="75%" draw:textarea-horizontal-align="justify" draw:textarea-vertical-align="middle" draw:auto-grow-height="false" fo:min-height="2.238cm" fo:min-width="1.988cm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width="0.035cm" svg:stroke-color="#000000" draw:fill="none" draw:fill-color="#ffffff" fo:min-height="0.924cm"/>
    </style:style>
    <style:style style:name="gr55" style:family="graphic" style:parent-style-name="objectwithoutfill">
      <style:graphic-properties svg:stroke-width="0.035cm" svg:stroke-color="#000000" draw:marker-start="Small_20_Arrow" draw:marker-start-width="0.203cm" draw:marker-end="Small_20_Arrow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666666" draw:marker-start-width="0.458cm" draw:marker-end="" draw:marker-end-width="0.255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draw:stroke="dash" draw:stroke-dash="Dashed_20__28_var_29_" svg:stroke-width="0.081cm" draw:marker-start-width="0.527cm" draw:marker-end="" draw:marker-end-width="0.324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svg:stroke-color="#666666" draw:fill-color="#cccccc" draw:textarea-horizontal-align="justify" draw:textarea-vertical-align="middle" draw:auto-grow-height="false" fo:min-height="0.258cm" fo:min-width="2.04cm"/>
    </style:style>
    <style:style style:name="gr59" style:family="graphic" style:parent-style-name="objectwithoutfill">
      <style:graphic-properties draw:stroke="solid" svg:stroke-width="0.035cm" draw:marker-start="" draw:marker-start-width="0.56cm" draw:marker-end="" draw:marker-end-width="0.56cm" draw:marker-end-center="true" draw:fill="none" draw:textarea-vertical-align="middle" fo:padding-top="0.142cm" fo:padding-bottom="0.142cm" fo:padding-left="0.267cm" fo:padding-right="0.267cm"/>
    </style:style>
    <style:style style:name="gr60" style:family="graphic" style:parent-style-name="objectwithoutfill">
      <style:graphic-properties draw:stroke="solid" svg:stroke-width="0.035cm" svg:stroke-color="#a3238e" draw:marker-start="" draw:marker-start-width="0.56cm" draw:marker-end="" draw:marker-end-width="0.56cm" draw:fill="none" draw:textarea-vertical-align="middle" fo:padding-top="0.142cm" fo:padding-bottom="0.142cm" fo:padding-left="0.267cm" fo:padding-right="0.267cm"/>
    </style:style>
    <style:style style:name="gr61" style:family="graphic" style:parent-style-name="objectwithoutfill">
      <style:graphic-properties draw:stroke="solid" svg:stroke-width="0.081cm" svg:stroke-color="#a3238e" draw:marker-start="" draw:marker-start-width="0.629cm" draw:marker-end="" draw:marker-end-width="0.629cm" draw:fill="none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35cm" svg:stroke-color="#666666" draw:marker-start="Dimension_20_Lines" draw:marker-start-width="0.306cm" draw:marker-start-center="false" draw:marker-end="Dimension_20_Lines" draw:marker-end-width="0.306cm" draw:marker-end-center="false" draw:fill="none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28cm" svg:stroke-color="#666666" draw:marker-start="Dimension_20_Lines" draw:marker-start-width="0.296cm" draw:marker-start-center="false" draw:marker-end="Dimension_20_Lines" draw:marker-end-width="0.296cm" draw:marker-end-center="false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1.047cm"/>
    </style:style>
    <style:style style:name="gr65" style:family="graphic" style:parent-style-name="standard">
      <style:graphic-properties svg:stroke-color="#666666" draw:fill-color="#cccccc" draw:textarea-horizontal-align="justify" draw:textarea-vertical-align="middle" draw:auto-grow-height="false" fo:min-height="0.258cm" fo:min-width="1.405cm"/>
    </style:style>
    <style:style style:name="gr66" style:family="graphic" style:parent-style-name="standard">
      <style:graphic-properties svg:stroke-color="#666666" draw:fill-color="#eeeeee" draw:textarea-horizontal-align="justify" draw:textarea-vertical-align="middle" draw:auto-grow-height="false" fo:min-height="0.766cm" fo:min-width="12.2cm"/>
    </style:style>
    <style:style style:name="gr67" style:family="graphic" style:parent-style-name="objectwithoutfill">
      <style:graphic-properties draw:stroke="dash" draw:stroke-dash="Dashed_20__28_var_29_" svg:stroke-color="#1c1c1c" draw:marker-end="Short_20_line_20_Arrow" draw:marker-end-width="0.3cm" draw:fill="none" draw:textarea-vertical-align="middle"/>
    </style:style>
    <style:style style:name="gr68" style:family="graphic" style:parent-style-name="standard">
      <style:graphic-properties draw:stroke="none" draw:stroke-dash="Dashed_20__28_var_29_" svg:stroke-color="#666666" draw:fill="none" draw:fill-color="#ffffff" fo:min-height="0.385cm"/>
    </style:style>
    <style:style style:name="gr69" style:family="graphic" style:parent-style-name="objectwithoutfill">
      <style:graphic-properties draw:stroke="solid" svg:stroke-width="0.081cm" svg:stroke-color="#666666" draw:marker-start="" draw:marker-start-width="0.629cm" draw:marker-end="" draw:marker-end-width="0.629cm" draw:fill="none" draw:textarea-vertical-align="middle" fo:padding-top="0.165cm" fo:padding-bottom="0.165cm" fo:padding-left="0.29cm" fo:padding-right="0.29cm"/>
    </style:style>
    <style:style style:name="gr70" style:family="graphic" style:parent-style-name="objectwithoutfill">
      <style:graphic-properties svg:stroke-color="#000000" draw:marker-start="Arrow_20_concave" draw:marker-start-width="0.203cm" draw:marker-start-center="false" draw:marker-end="Arrow_20_concave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fo:min-height="0.766cm"/>
    </style:style>
    <style:style style:name="gr72" style:family="graphic" style:parent-style-name="standard">
      <style:graphic-properties draw:stroke="none" svg:stroke-color="#000000" draw:fill="none" draw:fill-color="#ffffff" fo:min-height="0.42cm"/>
    </style:style>
    <style:style style:name="gr73" style:family="graphic" style:parent-style-name="standard">
      <style:graphic-properties draw:stroke="none" svg:stroke-color="#000000" draw:fill="none" draw:fill-color="#ffffff" fo:min-height="0.385cm"/>
    </style:style>
    <style:style style:name="gr74" style:family="graphic" style:parent-style-name="standard">
      <style:graphic-properties draw:stroke="none" draw:stroke-dash="Dashed_20__28_var_29_" svg:stroke-color="#666666" draw:fill="none" draw:fill-color="#ffffff" fo:min-height="0.471cm"/>
    </style:style>
    <style:style style:name="gr75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0.004cm" fo:min-width="0cm" fo:padding-top="0.139cm" fo:padding-bottom="0.139cm" fo:padding-left="0.264cm" fo:padding-right="0.264cm"/>
    </style:style>
    <style:style style:name="gr76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7" style:family="graphic" style:parent-style-name="standard">
      <style:graphic-properties svg:stroke-width="0.028cm" svg:stroke-color="#666666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8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7.336cm" fo:min-width="2.006cm" fo:padding-top="0.142cm" fo:padding-bottom="0.142cm" fo:padding-left="0.267cm" fo:padding-right="0.267cm"/>
    </style:style>
    <style:style style:name="gr79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2.256cm" fo:min-width="7.086cm" fo:padding-top="0.142cm" fo:padding-bottom="0.142cm" fo:padding-left="0.267cm" fo:padding-right="0.267cm"/>
    </style:style>
    <style:style style:name="gr80" style:family="graphic" style:parent-style-name="standard">
      <style:graphic-properties svg:stroke-width="0.035cm" svg:stroke-color="#a3238e" draw:marker-start-width="0.252cm" draw:marker-end-width="0.252cm" draw:fill-color="#dddddd" draw:textarea-horizontal-align="justify" draw:textarea-vertical-align="middle" draw:auto-grow-height="false" fo:min-height="2.256cm" fo:min-width="2.04cm" fo:padding-top="0.142cm" fo:padding-bottom="0.142cm" fo:padding-left="0.267cm" fo:padding-right="0.267cm"/>
    </style:style>
    <style:style style:name="gr81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draw:stroke="none" svg:stroke-color="#ed1c24" draw:fill="none" draw:fill-color="#ffffff" fo:min-height="0.717cm"/>
    </style:style>
    <style:style style:name="gr83" style:family="graphic" style:parent-style-name="standard">
      <style:graphic-properties draw:stroke="none" svg:stroke-color="#ed1c24" draw:fill="none" draw:fill-color="#ffffff" fo:min-height="0.766cm"/>
    </style:style>
    <style:style style:name="gr84" style:family="graphic" style:parent-style-name="objectwithoutfill">
      <style:graphic-properties svg:stroke-width="0.035cm" svg:stroke-color="#a3238e" draw:marker-start-width="0.458cm" draw:marker-end="Rounded_20_short_20_Arrow" draw:marker-end-width="0.255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-color="#fcd4d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="none" draw:fill-color="#ffffff"/>
      <style:text-properties style:font-name="TeXGyreSchola1"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style:font-name="Liberation Serif" fo:font-size="16pt" style:font-size-asian="14pt" style:font-size-complex="14pt"/>
    </style:style>
    <style:style style:name="P12" style:family="paragraph">
      <loext:graphic-properties draw:fill="none" draw:fill-color="#ffffff"/>
      <style:text-properties style:font-name="Alfios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solid" draw:fill-color="#ffffff" draw:opacity="0%"/>
      <style:paragraph-properties fo:text-align="center"/>
    </style:style>
    <style:style style:name="P17" style:family="paragraph">
      <loext:graphic-properties draw:fill-color="#fcd4d1" draw:opacity="10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paragraph-properties fo:text-align="center"/>
      <style:text-properties fo:color="#666666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Liberation Serif" fo:font-size="22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color="#000000" style:font-name="Liberation Serif"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fo:font-weight="bold" style:font-size-asian="14pt" style:font-style-asian="italic" style:font-size-complex="14pt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Liberation Serif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 draw:fill-color="#ffffff" draw:opacity="100%"/>
      <style:paragraph-properties fo:text-align="center"/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fo:color="#666666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8" style:family="paragraph">
      <loext:graphic-properties draw:fill="none" draw:fill-color="#ffffff"/>
      <style:text-properties style:font-name="TeXGyreSchola1" fo:font-style="italic" fo:font-weight="normal" style:font-style-asian="italic" style:font-weight-asian="normal" style:font-style-complex="italic" style:font-weight-complex="normal"/>
    </style:style>
    <style:style style:name="P29" style:family="paragraph">
      <loext:graphic-properties draw:fill-color="#fcd4d1" draw:opacity="75%"/>
      <style:paragraph-properties fo:text-align="center"/>
    </style:style>
    <style:style style:name="P30" style:family="paragraph">
      <loext:graphic-properties draw:fill="none" draw:fill-color="#ffffff"/>
      <style:text-properties fo:color="#21409a" style:font-name="Liberation Serif" fo:font-size="14pt" fo:font-style="italic" fo:font-weight="bold" style:font-size-asian="14pt" style:font-style-asian="italic" style:font-size-complex="14pt" style:font-style-complex="italic"/>
    </style:style>
    <style:style style:name="P31" style:family="paragraph">
      <loext:graphic-properties draw:fill="none" draw:fill-color="#ffffff"/>
      <style:text-properties fo:color="#21409a" style:font-name="TeXGyreSchola1" fo:font-size="16pt" fo:font-style="italic" fo:font-weight="bold" style:font-size-asian="16pt" style:font-style-asian="italic" style:font-size-complex="16pt" style:font-style-complex="italic"/>
    </style:style>
    <style:style style:name="P32" style:family="paragraph">
      <loext:graphic-properties draw:fill="none" draw:fill-color="#ffffff"/>
      <style:paragraph-properties fo:text-align="center"/>
      <style:text-properties style:font-name="TeXGyreSchola1" fo:font-style="italic" style:font-style-asian="italic" style:font-style-complex="italic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="none" draw:fill-color="#ffffff"/>
      <style:text-properties fo:color="#a3238e" style:font-name="TeXGyreSchola1" fo:font-size="14pt" fo:font-style="italic" style:font-size-asian="14pt" style:font-style-asian="italic" style:font-size-complex="14pt" style:font-style-complex="italic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style:paragraph-properties fo:text-align="start"/>
      <style:text-properties fo:color="#1c1c1c"/>
    </style:style>
    <style:style style:name="P37" style:family="paragraph">
      <loext:graphic-properties draw:fill="none" draw:fill-color="#ffffff"/>
      <style:paragraph-properties fo:text-align="start"/>
      <style:text-properties fo:color="#1c1c1c" style:font-name="Liberation Serif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P39" style:family="paragraph">
      <loext:graphic-properties draw:fill="none" draw:fill-color="#ffffff"/>
      <style:text-properties style:font-name="TeXGyreSchola1" fo:font-style="italic" style:font-style-asian="italic" style:font-style-complex="italic"/>
    </style:style>
    <style:style style:name="P40" style:family="paragraph">
      <loext:graphic-properties draw:fill="none" draw:fill-color="#ffffff"/>
      <style:text-properties style:font-name="TeXGyreSchola1" fo:font-size="14pt" fo:font-style="italic" style:font-size-asian="14pt" style:font-style-asian="italic" style:font-size-complex="14pt" style:font-style-complex="italic"/>
    </style:style>
    <style:style style:name="P41" style:family="paragraph">
      <style:text-properties fo:color="#0066b3"/>
    </style:style>
    <style:style style:name="P42" style:family="paragraph">
      <loext:graphic-properties draw:fill="none" draw:fill-color="#ffffff"/>
      <style:text-properties fo:color="#0066b3" style:font-name="Liberation Serif"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color="#333333"/>
    </style:style>
    <style:style style:name="P44" style:family="paragraph">
      <loext:graphic-properties draw:fill="none" draw:fill-color="#ffffff"/>
      <style:text-properties fo:color="#333333" style:font-name="Liberation Serif" fo:font-size="14pt" fo:font-style="italic" style:font-size-asian="14pt" style:font-style-asian="italic" style:font-size-complex="14pt" style:font-style-complex="italic"/>
    </style:style>
    <style:style style:name="P45" style:family="paragraph">
      <loext:graphic-properties draw:fill-color="#666666"/>
      <style:paragraph-properties fo:text-align="center"/>
    </style:style>
    <style:style style:name="P46" style:family="paragraph">
      <loext:graphic-properties draw:fill-color="#dddddd"/>
      <style:paragraph-properties fo:text-align="center"/>
    </style:style>
    <style:style style:name="P47" style:family="paragraph">
      <loext:graphic-properties draw:fill-color="#666666"/>
      <style:paragraph-properties fo:text-align="center"/>
      <style:text-properties fo:color="#666666"/>
    </style:style>
    <style:style style:name="P48" style:family="paragraph">
      <loext:graphic-properties draw:fill="none" draw:fill-color="#ffffff"/>
      <style:text-properties style:font-name="TeXGyreSchola1" fo:font-size="14pt" fo:font-style="italic" style:font-size-asian="16pt" style:font-style-asian="italic" style:font-size-complex="16pt" style:font-style-complex="italic"/>
    </style:style>
    <style:style style:name="P49" style:family="paragraph">
      <loext:graphic-properties draw:fill="none" draw:fill-color="#ffffff"/>
      <style:text-properties fo:color="#a3238e" style:font-name="TeXGyreSchola1" fo:font-size="14pt" fo:font-style="normal" style:font-size-asian="16pt" style:font-style-asian="italic" style:font-size-complex="16pt" style:font-style-complex="italic"/>
    </style:style>
    <style:style style:name="P50" style:family="paragraph">
      <loext:graphic-properties draw:fill="none" draw:fill-color="#ffffff"/>
      <style:text-properties fo:color="#a3238e" style:font-name="TeXGyreSchola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TeXGyreSchola1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5" style:family="text">
      <style:text-properties style:font-name="TeXGyreSchola1" fo:font-style="italic" style:font-name-asian="Liberation Sans1" style:font-style-asian="italic" style:font-name-complex="Liberation Sans1" style:font-style-complex="italic"/>
    </style:style>
    <style:style style:name="T6" style:family="text">
      <style:text-properties style:text-position="-33% 58%" style:font-name="TeXGyreSchola1" fo:font-style="italic" fo:font-weight="normal" style:font-name-asian="Liberation Sans1" style:font-style-asian="italic" style:font-weight-asian="normal" style:font-name-complex="Liberation Sans1" style:font-style-complex="italic" style:font-weight-complex="normal"/>
    </style:style>
    <style:style style:name="T7" style:family="text">
      <style:text-properties fo:color="#666666" style:font-name="Liberation Serif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font-name="Liberation Serif" fo:font-size="16pt" style:font-size-asian="14pt" style:font-size-complex="14pt"/>
    </style:style>
    <style:style style:name="T9" style:family="text">
      <style:text-properties style:font-name="Alfios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666666" style:font-name="Liberation Serif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000000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color="#000000" style:font-name="Liberation Serif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font-name="Liberation Serif" fo:font-size="16pt" fo:font-style="normal" style:font-size-asian="14pt" style:font-style-asian="normal" style:font-size-complex="14pt" style:font-style-complex="normal"/>
    </style:style>
    <style:style style:name="T15" style:family="text">
      <style:text-properties style:font-name="Liberation Serif" fo:font-size="16pt" fo:font-style="italic" style:font-size-asian="14pt" style:font-style-asian="italic" style:font-size-complex="14pt" style:font-style-complex="italic"/>
    </style:style>
    <style:style style:name="T16" style:family="text">
      <style:text-properties fo:color="#666666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666666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style:font-name="Liberation Serif" fo:font-size="22pt" style:font-size-asian="24pt" style:font-size-complex="24pt"/>
    </style:style>
    <style:style style:name="T19" style:family="text">
      <style:text-properties fo:color="#000000" style:font-name="Liberation Serif"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000000" style:font-name="Liberation Serif" fo:font-size="16pt" fo:font-style="italic" fo:font-weight="bold" style:font-size-asian="14pt" style:font-style-asian="italic" style:font-size-complex="14pt" style:font-style-complex="italic"/>
    </style:style>
    <style:style style:name="T21" style:family="text">
      <style:text-properties fo:color="#000000" style:font-name="Liberation Serif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font-name="TeXGyreSchola1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21409a" style:font-name="Liberation Serif" fo:font-size="14pt" fo:font-style="italic" fo:font-weight="bold" style:font-size-asian="14pt" style:font-style-asian="italic" style:font-size-complex="14pt" style:font-style-complex="italic"/>
    </style:style>
    <style:style style:name="T24" style:family="text">
      <style:text-properties fo:color="#21409a" style:font-name="TeXGyreSchola1" fo:font-size="16pt" fo:font-style="italic" fo:font-weight="bold" style:font-size-asian="16pt" style:font-style-asian="italic" style:font-size-complex="16pt" style:font-style-complex="italic"/>
    </style:style>
    <style:style style:name="T25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TeXGyreSchola1" fo:font-style="italic" style:font-style-asian="italic" style:font-style-complex="italic"/>
    </style:style>
    <style:style style:name="T27" style:family="text">
      <style:text-properties fo:color="#a3238e" style:font-name="TeXGyreSchola1"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Liberation Sans1" style:font-size-asian="18pt" style:font-style-asian="italic" style:font-weight-asian="normal" style:font-name-complex="Liberation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-33% 58%" style:font-name="TeXGyreSchola1" fo:font-style="italic" style:font-name-asian="Liberation Sans1" style:font-style-asian="italic" style:font-name-complex="Liberation Sans1" style:font-style-complex="italic"/>
    </style:style>
    <style:style style:name="T30" style:family="text">
      <style:text-properties fo:color="#1c1c1c"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T32" style:family="text">
      <style:text-properties style:text-position="-33% 58%" style:font-name="TeXGyreSchola1" fo:font-style="italic" style:font-style-asian="italic" style:font-style-complex="italic"/>
    </style:style>
    <style:style style:name="T33" style:family="text">
      <style:text-properties style:font-name="TeXGyreSchola1" fo:font-size="14pt" fo:font-style="italic" style:font-size-asian="14pt" style:font-style-asian="italic" style:font-size-complex="14pt" style:font-style-complex="italic"/>
    </style:style>
    <style:style style:name="T34" style:family="text">
      <style:text-properties fo:color="#0066b3" style:font-name="Liberation Serif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333333" style:font-name="Liberation Serif" fo:font-size="14pt" fo:font-style="italic" style:font-size-asian="14pt" style:font-style-asian="italic" style:font-size-complex="14pt" style:font-style-complex="italic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Liberation Serif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333333" style:font-name="Liberation Serif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b3" style:font-name="Liberation Serif" fo:font-size="14pt" fo:font-style="normal" style:font-size-asian="14pt" style:font-style-asian="normal" style:font-size-complex="14pt" style:font-style-complex="normal"/>
    </style:style>
    <style:style style:name="T39" style:family="text">
      <style:text-properties style:font-name="TeXGyreSchola1" fo:font-size="14pt" fo:font-style="italic" style:font-size-asian="16pt" style:font-style-asian="italic" style:font-size-complex="16pt" style:font-style-complex="italic"/>
    </style:style>
    <style:style style:name="T40" style:family="text">
      <style:text-properties fo:color="#a3238e" style:font-name="TeXGyreSchola1" fo:font-size="14pt" fo:font-style="normal" style:font-size-asian="16pt" style:font-style-asian="italic" style:font-size-complex="16pt" style:font-style-complex="italic"/>
    </style:style>
    <style:style style:name="T41" style:family="text">
      <style:text-properties fo:color="#a3238e" style:text-position="-33% 58%" style:font-name="TeXGyreSchola1" fo:font-size="14pt" fo:font-style="italic" style:font-size-asian="16pt" style:font-style-asian="italic" style:font-size-complex="16pt" style:font-style-complex="italic"/>
    </style:style>
    <style:style style:name="T42" style:family="text">
      <style:text-properties fo:color="#a3238e" style:font-name="TeXGyreSchola" fo:font-size="16pt" fo:font-style="normal" fo:font-weight="bold" style:font-name-asian="TeXGyreSchola" style:font-size-asian="16pt" style:font-style-asian="normal" style:font-weight-asian="bold" style:font-name-complex="TeXGyreSchola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508cm" svg:x="8.62cm" svg:y="4.55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24cm" svg:y1="4.81cm" svg:x2="17.51cm" svg:y2="4.81cm">
          <text:p/>
        </draw:line>
        <draw:line draw:style-name="gr2" draw:text-style-name="P2" draw:layer="layout" svg:x1="2.27cm" svg:y1="4.81cm" svg:x2="3.54cm" svg:y2="4.81cm">
          <text:p/>
        </draw:line>
        <draw:line draw:style-name="gr3" draw:text-style-name="P2" draw:layer="layout" svg:x1="3.54cm" svg:y1="4.81cm" svg:x2="16.24cm" svg:y2="4.81cm">
          <text:p/>
        </draw:line>
        <draw:custom-shape draw:style-name="gr4" draw:text-style-name="P3" draw:layer="layout" svg:width="0.254cm" svg:height="0.254cm" svg:x="4.6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8cm" svg:y1="4.556cm" svg:x2="6.08cm" svg:y2="5.064cm">
          <text:p/>
        </draw:line>
        <draw:line draw:style-name="gr5" draw:text-style-name="P2" draw:layer="layout" svg:x1="8.62cm" svg:y1="4.556cm" svg:x2="8.62cm" svg:y2="5.064cm">
          <text:p/>
        </draw:line>
        <draw:frame draw:style-name="gr6" draw:text-style-name="P4" draw:layer="layout" svg:width="0.762cm" svg:height="0.797cm" svg:x="4.429cm" svg:y="4.81cm">
          <draw:text-box>
            <text:p><text:span text:style-name="T1">1</text:span></text:p>
          </draw:text-box>
        </draw:frame>
        <draw:line draw:style-name="gr5" draw:text-style-name="P2" draw:layer="layout" svg:x1="11.16cm" svg:y1="4.556cm" svg:x2="11.16cm" svg:y2="5.064cm">
          <text:p/>
        </draw:line>
        <draw:line draw:style-name="gr5" draw:text-style-name="P2" draw:layer="layout" svg:x1="13.7cm" svg:y1="4.556cm" svg:x2="13.7cm" svg:y2="5.064cm">
          <text:p/>
        </draw:line>
        <draw:custom-shape draw:style-name="gr4" draw:text-style-name="P3" draw:layer="layout" svg:width="0.254cm" svg:height="0.254cm" svg:x="7.2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4.8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0.254cm" svg:height="0.254cm" svg:x="17.3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0.254cm" svg:height="0.254cm" svg:x="2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2cm" svg:height="0.797cm" svg:x="6.969cm" svg:y="4.81cm">
          <draw:text-box>
            <text:p><text:span text:style-name="T1">2</text:span></text:p>
          </draw:text-box>
        </draw:frame>
        <draw:frame draw:style-name="gr6" draw:text-style-name="P4" draw:layer="layout" svg:width="0.762cm" svg:height="0.797cm" svg:x="9.509cm" svg:y="4.81cm">
          <draw:text-box>
            <text:p><text:span text:style-name="T1">3</text:span></text:p>
          </draw:text-box>
        </draw:frame>
        <draw:frame draw:style-name="gr6" draw:text-style-name="P4" draw:layer="layout" svg:width="0.762cm" svg:height="0.797cm" svg:x="12.049cm" svg:y="4.775cm">
          <draw:text-box>
            <text:p><text:span text:style-name="T1">4</text:span></text:p>
          </draw:text-box>
        </draw:frame>
        <draw:frame draw:style-name="gr6" draw:text-style-name="P4" draw:layer="layout" svg:width="0.762cm" svg:height="0.797cm" svg:x="14.589cm" svg:y="4.81cm">
          <draw:text-box>
            <text:p><text:span text:style-name="T1">5</text:span></text:p>
          </draw:text-box>
        </draw:frame>
        <draw:frame draw:style-name="gr6" draw:text-style-name="P6" xml:id="id1" draw:id="id1" draw:layer="layout" svg:width="2.413cm" svg:height="0.797cm" svg:x="3.286cm" svg:y="7.061cm">
          <draw:text-box>
            <text:p text:style-name="P3"><text:span text:style-name="T2">Frontera</text:span></text:p>
          </draw:text-box>
        </draw:frame>
        <draw:connector draw:style-name="gr8" draw:text-style-name="P2" draw:layer="layout" draw:type="curve" svg:x1="4.492cm" svg:y1="7.061cm" svg:x2="3.509cm" svg:y2="5.182cm" draw:start-shape="id1" draw:start-glue-point="0" svg:d="M4492 7061c0-1783-983-844-983-1879" svg:viewBox="0 0 984 1880">
          <text:p/>
        </draw:connector>
        <draw:connector draw:style-name="gr8" draw:text-style-name="P2" draw:layer="layout" draw:type="curve" svg:x1="14.652cm" svg:y1="7.061cm" svg:x2="16.187cm" svg:y2="5.218cm" draw:start-shape="id2" svg:d="M14652 7061c0-1756 1535-835 1535-1843" svg:viewBox="0 0 1536 1844">
          <text:p/>
        </draw:connector>
        <draw:frame draw:style-name="gr6" draw:text-style-name="P6" xml:id="id2" draw:id="id2" draw:layer="layout" svg:width="2.413cm" svg:height="0.797cm" svg:x="13.446cm" svg:y="7.061cm">
          <draw:text-box>
            <text:p text:style-name="P3"><text:span text:style-name="T2">Frontera</text:span></text:p>
          </draw:text-box>
        </draw:frame>
        <draw:frame draw:style-name="gr9" draw:text-style-name="P6" xml:id="id3" draw:id="id3" draw:layer="layout" svg:width="2.413cm" svg:height="1.343cm" svg:x="2.143cm" svg:y="1.762cm">
          <draw:text-box>
            <text:p text:style-name="P3"><text:span text:style-name="T2">Nodo</text:span></text:p>
            <text:p text:style-name="P3"><text:span text:style-name="T2">adicional</text:span></text:p>
          </draw:text-box>
        </draw:frame>
        <draw:connector draw:style-name="gr8" draw:text-style-name="P2" draw:layer="layout" draw:type="curve" svg:x1="3.349cm" svg:y1="3.105cm" svg:x2="2.27cm" svg:y2="4.683cm" draw:start-shape="id3" draw:start-glue-point="2" draw:end-shape="id4" draw:end-glue-point="4" svg:d="M3349 3105c0 1170-1079 381-1079 1578" svg:viewBox="0 0 1080 1579">
          <text:p/>
        </draw:connector>
        <draw:frame draw:style-name="gr9" draw:text-style-name="P6" xml:id="id5" draw:id="id5" draw:layer="layout" svg:width="2.413cm" svg:height="1.343cm" svg:x="14.97cm" svg:y="1.689cm">
          <draw:text-box>
            <text:p text:style-name="P3"><text:span text:style-name="T2">Nodo</text:span></text:p>
            <text:p text:style-name="P3"><text:span text:style-name="T2">adicional</text:span></text:p>
          </draw:text-box>
        </draw:frame>
        <draw:connector draw:style-name="gr8" draw:text-style-name="P2" draw:layer="layout" draw:type="curve" svg:x1="16.176cm" svg:y1="3.032cm" svg:x2="17.51cm" svg:y2="4.683cm" draw:start-shape="id5" draw:end-shape="id6" draw:end-glue-point="4" svg:d="M16176 3032c0 1225 1334 400 1334 1651" svg:viewBox="0 0 1335 1652">
          <text:p/>
        </draw:connector>
        <draw:line draw:style-name="gr10" draw:text-style-name="P2" draw:layer="layout" svg:x1="8.62cm" svg:y1="7.35cm" svg:x2="11.16cm" svg:y2="7.35cm">
          <text:p/>
        </draw:line>
        <draw:line draw:style-name="gr11" draw:text-style-name="P2" draw:layer="layout" svg:x1="9.908cm" svg:y1="3.685cm" svg:x2="9.908cm" svg:y2="4.574cm">
          <text:p/>
        </draw:line>
        <draw:custom-shape draw:style-name="gr12" draw:text-style-name="P7" xml:id="id8" draw:id="id8" draw:layer="layout" svg:width="0.635cm" svg:height="0.635cm" svg:x="9.602cm" svg:y="3.132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2.448cm" svg:y1="3.685cm" svg:x2="12.448cm" svg:y2="4.574cm">
          <text:p/>
        </draw:line>
        <draw:custom-shape draw:style-name="gr12" draw:text-style-name="P7" xml:id="id9" draw:id="id9" draw:layer="layout" svg:width="0.635cm" svg:height="0.635cm" svg:x="12.177cm" svg:y="3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7.368cm" svg:y1="3.685cm" svg:x2="7.368cm" svg:y2="4.574cm">
          <text:p/>
        </draw:line>
        <draw:custom-shape draw:style-name="gr12" draw:text-style-name="P7" xml:id="id7" draw:id="id7" draw:layer="layout" svg:width="0.635cm" svg:height="0.635cm" svg:x="7.115cm" svg:y="3.13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9.546cm" svg:y="3.0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2.068cm" svg:y="3.052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951cm" svg:y="3.05cm">
          <draw:text-box>
            <text:p><text:span text:style-name="T1">W</text:span></text:p>
          </draw:text-box>
        </draw:frame>
        <draw:connector draw:style-name="gr14" draw:text-style-name="P3" draw:layer="layout" svg:x1="7.75cm" svg:y1="3.449cm" svg:x2="9.602cm" svg:y2="3.449cm" draw:start-shape="id7" draw:start-glue-point="1" draw:end-shape="id8" draw:end-glue-point="3" svg:d="M7750 3449h1852" svg:viewBox="0 0 1853 1">
          <text:p/>
        </draw:connector>
        <draw:connector draw:style-name="gr14" draw:text-style-name="P3" draw:layer="layout" svg:x1="10.237cm" svg:y1="3.449cm" svg:x2="12.177cm" svg:y2="3.45cm" draw:start-shape="id8" draw:start-glue-point="1" draw:end-shape="id9" draw:end-glue-point="3" svg:d="M10237 3449h969v1h971" svg:viewBox="0 0 1941 2">
          <text:p/>
        </draw:connector>
        <draw:line draw:style-name="gr15" draw:text-style-name="P2" draw:layer="layout" svg:x1="8.602cm" svg:y1="3.304cm" svg:x2="8.602cm" svg:y2="4.574cm">
          <text:p/>
        </draw:line>
        <draw:line draw:style-name="gr15" draw:text-style-name="P2" draw:layer="layout" svg:x1="11.142cm" svg:y1="3.304cm" svg:x2="11.142cm" svg:y2="4.574cm">
          <text:p/>
        </draw:line>
        <draw:frame draw:style-name="gr16" draw:text-style-name="P8" draw:layer="layout" svg:width="0.762cm" svg:height="1.068cm" svg:x="8.221cm" svg:y="2.49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0.761cm" svg:y="2.49cm">
          <draw:text-box>
            <text:p><text:span text:style-name="T3">e</text:span></text:p>
          </draw:text-box>
        </draw:frame>
        <draw:line draw:style-name="gr10" draw:text-style-name="P2" draw:layer="layout" svg:x1="7.35cm" svg:y1="5.826cm" svg:x2="9.89cm" svg:y2="5.826cm">
          <text:p/>
        </draw:line>
        <draw:line draw:style-name="gr10" draw:text-style-name="P2" draw:layer="layout" svg:x1="9.89cm" svg:y1="5.826cm" svg:x2="12.43cm" svg:y2="5.826cm">
          <text:p/>
        </draw:line>
        <draw:frame draw:style-name="gr17" draw:text-style-name="P9" draw:layer="layout" svg:width="1.778cm" svg:height="2.097cm" svg:x="9.128cm" svg:y="7.096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frame draw:style-name="gr17" draw:text-style-name="P9" draw:layer="layout" svg:width="1.778cm" svg:height="2.097cm" svg:x="7.858cm" svg:y="5.572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17" draw:text-style-name="P9" draw:layer="layout" svg:width="1.778cm" svg:height="2.097cm" svg:x="10.398cm" svg:y="5.572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" draw:text-style-name="P10" draw:layer="layout" svg:width="0.762cm" svg:height="0.797cm" svg:x="1.889cm" svg:y="4.81cm">
          <draw:text-box>
            <text:p><text:span text:style-name="T7">0</text:span></text:p>
          </draw:text-box>
        </draw:frame>
        <draw:frame draw:style-name="gr18" draw:text-style-name="P10" draw:layer="layout" svg:width="1.651cm" svg:height="0.889cm" svg:x="16.748cm" svg:y="4.81cm">
          <draw:text-box>
            <text:p><text:span text:style-name="T7">Nx+1</text:span></text:p>
          </draw:text-box>
        </draw:frame>
        <draw:custom-shape draw:style-name="gr1" draw:text-style-name="P1" draw:layer="layout" svg:width="2.54cm" svg:height="0.508cm" svg:x="3.54cm" svg:y="12.186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4.846cm" svg:y1="11.35cm" svg:x2="4.846cm" svg:y2="12.239cm">
          <text:p/>
        </draw:line>
        <draw:custom-shape draw:style-name="gr12" draw:text-style-name="P7" xml:id="id11" draw:id="id11" draw:layer="layout" svg:width="0.635cm" svg:height="0.635cm" svg:x="4.54cm" svg:y="10.797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7.386cm" svg:y1="11.35cm" svg:x2="7.386cm" svg:y2="12.239cm">
          <text:p/>
        </draw:line>
        <draw:custom-shape draw:style-name="gr12" draw:text-style-name="P7" xml:id="id12" draw:id="id12" draw:layer="layout" svg:width="0.635cm" svg:height="0.635cm" svg:x="7.115cm" svg:y="10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2.306cm" svg:y1="11.35cm" svg:x2="2.306cm" svg:y2="12.239cm">
          <text:p/>
        </draw:line>
        <draw:custom-shape draw:style-name="gr12" draw:text-style-name="P7" xml:id="id10" draw:id="id10" draw:layer="layout" svg:width="0.635cm" svg:height="0.635cm" svg:x="2.053cm" svg:y="10.79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4.484cm" svg:y="10.71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7.006cm" svg:y="10.717cm">
          <draw:text-box>
            <text:p><text:span text:style-name="T1">E</text:span></text:p>
          </draw:text-box>
        </draw:frame>
        <draw:connector draw:style-name="gr14" draw:text-style-name="P3" draw:layer="layout" svg:x1="2.688cm" svg:y1="11.114cm" svg:x2="4.54cm" svg:y2="11.114cm" draw:start-shape="id10" draw:start-glue-point="1" draw:end-shape="id11" draw:end-glue-point="3" svg:d="M2688 11114h1852" svg:viewBox="0 0 1853 1">
          <text:p/>
        </draw:connector>
        <draw:connector draw:style-name="gr14" draw:text-style-name="P3" draw:layer="layout" svg:x1="5.175cm" svg:y1="11.114cm" svg:x2="7.115cm" svg:y2="11.115cm" draw:start-shape="id11" draw:start-glue-point="1" draw:end-shape="id12" draw:end-glue-point="3" svg:d="M5175 11114h969v1h971" svg:viewBox="0 0 1941 2">
          <text:p/>
        </draw:connector>
        <draw:line draw:style-name="gr15" draw:text-style-name="P2" draw:layer="layout" svg:x1="3.54cm" svg:y1="10.969cm" svg:x2="3.54cm" svg:y2="12.239cm">
          <text:p/>
        </draw:line>
        <draw:line draw:style-name="gr15" draw:text-style-name="P2" draw:layer="layout" svg:x1="6.08cm" svg:y1="10.969cm" svg:x2="6.08cm" svg:y2="12.239cm">
          <text:p/>
        </draw:line>
        <draw:frame draw:style-name="gr16" draw:text-style-name="P8" draw:layer="layout" svg:width="0.762cm" svg:height="1.068cm" svg:x="3.159cm" svg:y="10.155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5.699cm" svg:y="10.155cm">
          <draw:text-box>
            <text:p><text:span text:style-name="T3">e</text:span></text:p>
          </draw:text-box>
        </draw:frame>
        <draw:line draw:style-name="gr2" draw:text-style-name="P2" draw:layer="layout" svg:x1="2.27cm" svg:y1="12.441cm" svg:x2="3.54cm" svg:y2="12.441cm">
          <text:p/>
        </draw:line>
        <draw:line draw:style-name="gr19" draw:text-style-name="P2" draw:layer="layout" svg:x1="3.54cm" svg:y1="12.441cm" svg:x2="9.255cm" svg:y2="12.44cm">
          <text:p/>
        </draw:line>
        <draw:custom-shape draw:style-name="gr4" draw:text-style-name="P3" draw:layer="layout" svg:width="0.254cm" svg:height="0.254cm" svg:x="4.68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8cm" svg:y1="12.187cm" svg:x2="6.08cm" svg:y2="12.695cm">
          <text:p/>
        </draw:line>
        <draw:line draw:style-name="gr5" draw:text-style-name="P2" draw:layer="layout" svg:x1="8.62cm" svg:y1="12.187cm" svg:x2="8.62cm" svg:y2="12.695cm">
          <text:p/>
        </draw:line>
        <draw:frame draw:style-name="gr6" draw:text-style-name="P4" draw:layer="layout" svg:width="0.762cm" svg:height="0.797cm" svg:x="4.429cm" svg:y="12.441cm">
          <draw:text-box>
            <text:p><text:span text:style-name="T1">1</text:span></text:p>
          </draw:text-box>
        </draw:frame>
        <draw:custom-shape draw:style-name="gr4" draw:text-style-name="P3" draw:layer="layout" svg:width="0.254cm" svg:height="0.254cm" svg:x="7.22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2cm" svg:height="0.797cm" svg:x="6.969cm" svg:y="12.441cm">
          <draw:text-box>
            <text:p><text:span text:style-name="T1">2</text:span></text:p>
          </draw:text-box>
        </draw:frame>
        <draw:line draw:style-name="gr20" draw:text-style-name="P2" draw:layer="layout" svg:x1="9.255cm" svg:y1="12.44cm" svg:x2="10.271cm" svg:y2="12.44cm">
          <text:p/>
        </draw:line>
        <draw:frame draw:style-name="gr13" draw:text-style-name="P4" draw:layer="layout" svg:width="0.762cm" svg:height="0.797cm" svg:x="1.889cm" svg:y="10.717cm">
          <draw:text-box>
            <text:p><text:span text:style-name="T1">W</text:span></text:p>
          </draw:text-box>
        </draw:frame>
        <draw:custom-shape draw:style-name="gr1" draw:text-style-name="P1" draw:layer="layout" svg:width="2.54cm" svg:height="0.508cm" svg:x="15.605cm" svg:y="12.186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6.893cm" svg:y1="11.35cm" svg:x2="16.893cm" svg:y2="12.239cm">
          <text:p/>
        </draw:line>
        <draw:custom-shape draw:style-name="gr12" draw:text-style-name="P7" xml:id="id14" draw:id="id14" draw:layer="layout" svg:width="0.635cm" svg:height="0.635cm" svg:x="16.587cm" svg:y="10.797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9.433cm" svg:y1="11.35cm" svg:x2="19.433cm" svg:y2="12.239cm">
          <text:p/>
        </draw:line>
        <draw:custom-shape draw:style-name="gr12" draw:text-style-name="P7" xml:id="id15" draw:id="id15" draw:layer="layout" svg:width="0.635cm" svg:height="0.635cm" svg:x="19.162cm" svg:y="10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4.353cm" svg:y1="11.35cm" svg:x2="14.353cm" svg:y2="12.239cm">
          <text:p/>
        </draw:line>
        <draw:custom-shape draw:style-name="gr12" draw:text-style-name="P7" xml:id="id13" draw:id="id13" draw:layer="layout" svg:width="0.635cm" svg:height="0.635cm" svg:x="14.1cm" svg:y="10.79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762cm" svg:height="0.797cm" svg:x="16.531cm" svg:y="10.715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9.053cm" svg:y="10.717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13.936cm" svg:y="10.715cm">
          <draw:text-box>
            <text:p><text:span text:style-name="T1">W</text:span></text:p>
          </draw:text-box>
        </draw:frame>
        <draw:connector draw:style-name="gr14" draw:text-style-name="P3" draw:layer="layout" svg:x1="14.735cm" svg:y1="11.114cm" svg:x2="16.587cm" svg:y2="11.114cm" draw:start-shape="id13" draw:start-glue-point="1" draw:end-shape="id14" draw:end-glue-point="3" svg:d="M14735 11114h1852" svg:viewBox="0 0 1853 1">
          <text:p/>
        </draw:connector>
        <draw:connector draw:style-name="gr14" draw:text-style-name="P3" draw:layer="layout" svg:x1="17.222cm" svg:y1="11.114cm" svg:x2="19.162cm" svg:y2="11.115cm" draw:start-shape="id14" draw:start-glue-point="1" draw:end-shape="id15" draw:end-glue-point="3" svg:d="M17222 11114h969v1h971" svg:viewBox="0 0 1941 2">
          <text:p/>
        </draw:connector>
        <draw:line draw:style-name="gr15" draw:text-style-name="P2" draw:layer="layout" svg:x1="15.587cm" svg:y1="10.969cm" svg:x2="15.587cm" svg:y2="12.239cm">
          <text:p/>
        </draw:line>
        <draw:line draw:style-name="gr15" draw:text-style-name="P2" draw:layer="layout" svg:x1="18.127cm" svg:y1="10.969cm" svg:x2="18.127cm" svg:y2="12.239cm">
          <text:p/>
        </draw:line>
        <draw:frame draw:style-name="gr16" draw:text-style-name="P8" draw:layer="layout" svg:width="0.762cm" svg:height="1.068cm" svg:x="15.224cm" svg:y="10.154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7.764cm" svg:y="10.154cm">
          <draw:text-box>
            <text:p><text:span text:style-name="T3">e</text:span></text:p>
          </draw:text-box>
        </draw:frame>
        <draw:line draw:style-name="gr2" draw:text-style-name="P2" draw:layer="layout" svg:x1="18.145cm" svg:y1="12.441cm" svg:x2="19.415cm" svg:y2="12.441cm">
          <text:p/>
        </draw:line>
        <draw:line draw:style-name="gr21" draw:text-style-name="P2" draw:layer="layout" svg:x1="12.43cm" svg:y1="12.441cm" svg:x2="18.145cm" svg:y2="12.441cm">
          <text:p/>
        </draw:line>
        <draw:line draw:style-name="gr5" draw:text-style-name="P2" draw:layer="layout" svg:x1="13.065cm" svg:y1="12.187cm" svg:x2="13.065cm" svg:y2="12.695cm">
          <text:p/>
        </draw:line>
        <draw:line draw:style-name="gr5" draw:text-style-name="P2" draw:layer="layout" svg:x1="15.605cm" svg:y1="12.187cm" svg:x2="15.605cm" svg:y2="12.695cm">
          <text:p/>
        </draw:line>
        <draw:custom-shape draw:style-name="gr4" draw:text-style-name="P3" draw:layer="layout" svg:width="0.254cm" svg:height="0.254cm" svg:x="14.20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74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9.288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27cm" svg:height="0.923cm" svg:x="13.7cm" svg:y="12.406cm">
          <draw:text-box>
            <text:p><text:span text:style-name="T1">N-1</text:span></text:p>
          </draw:text-box>
        </draw:frame>
        <draw:frame draw:style-name="gr6" draw:text-style-name="P4" draw:layer="layout" svg:width="0.762cm" svg:height="0.797cm" svg:x="16.494cm" svg:y="12.441cm">
          <draw:text-box>
            <text:p><text:span text:style-name="T1">N</text:span></text:p>
          </draw:text-box>
        </draw:frame>
        <draw:line draw:style-name="gr20" draw:text-style-name="P2" draw:layer="layout" svg:x1="11.414cm" svg:y1="12.441cm" svg:x2="12.43cm" svg:y2="12.441cm">
          <text:p/>
        </draw:line>
        <draw:frame draw:style-name="gr23" draw:text-style-name="P11" draw:layer="layout" svg:width="1.143cm" svg:height="0.878cm" svg:x="4.937cm" svg:y="13.583cm">
          <draw:text-box>
            <text:p text:style-name="P3"><text:span text:style-name="T8">(a)</text:span></text:p>
          </draw:text-box>
        </draw:frame>
        <draw:frame draw:style-name="gr18" draw:text-style-name="P11" draw:layer="layout" svg:width="1.27cm" svg:height="0.889cm" svg:x="15.605cm" svg:y="13.583cm">
          <draw:text-box>
            <text:p text:style-name="P3"><text:span text:style-name="T8">(b)</text:span></text:p>
          </draw:text-box>
        </draw:frame>
        <draw:frame draw:style-name="gr6" draw:text-style-name="P10" draw:layer="layout" svg:width="0.762cm" svg:height="0.797cm" svg:x="1.889cm" svg:y="12.44cm">
          <draw:text-box>
            <text:p><text:span text:style-name="T7">0</text:span></text:p>
          </draw:text-box>
        </draw:frame>
        <draw:frame draw:style-name="gr24" draw:text-style-name="P12" draw:layer="layout" svg:width="0.635cm" svg:height="0.823cm" svg:x="3.159cm" svg:y="12.948cm">
          <draw:text-box>
            <text:p><text:span text:style-name="T9">A</text:span></text:p>
          </draw:text-box>
        </draw:frame>
        <draw:frame draw:style-name="gr24" draw:text-style-name="P12" draw:layer="layout" svg:width="0.762cm" svg:height="0.823cm" svg:x="17.729cm" svg:y="12.948cm">
          <draw:text-box>
            <text:p><text:span text:style-name="T9">B</text:span></text:p>
          </draw:text-box>
        </draw:frame>
        <draw:line draw:style-name="gr25" draw:text-style-name="P2" draw:layer="layout" svg:x1="3.54cm" svg:y1="12.44cm" svg:x2="3.54cm" svg:y2="13.075cm">
          <text:p/>
        </draw:line>
        <draw:line draw:style-name="gr25" draw:text-style-name="P2" draw:layer="layout" svg:x1="18.145cm" svg:y1="12.44cm" svg:x2="18.145cm" svg:y2="13.075cm">
          <text:p/>
        </draw:line>
        <draw:frame draw:style-name="gr18" draw:text-style-name="P10" draw:layer="layout" svg:width="1.651cm" svg:height="0.889cm" svg:x="18.653cm" svg:y="12.43cm">
          <draw:text-box>
            <text:p><text:span text:style-name="T7">Nx+1</text:span></text:p>
          </draw:text-box>
        </draw:frame>
      </draw:page>
      <draw:page draw:name="page2" draw:style-name="dp1" draw:master-page-name="Default">
        <draw:line draw:style-name="gr26" draw:text-style-name="P2" draw:layer="layout" svg:x1="2.27cm" svg:y1="9.855cm" svg:x2="12.43cm" svg:y2="9.855cm">
          <text:p/>
        </draw:line>
        <draw:line draw:style-name="gr26" draw:text-style-name="P2" draw:layer="layout" svg:x1="2.27cm" svg:y1="7.315cm" svg:x2="12.43cm" svg:y2="7.315cm">
          <text:p/>
        </draw:line>
        <draw:line draw:style-name="gr26" draw:text-style-name="P2" draw:layer="layout" svg:x1="2.143cm" svg:y1="4.775cm" svg:x2="12.43cm" svg:y2="4.775cm">
          <text:p/>
        </draw:line>
        <draw:line draw:style-name="gr26" draw:text-style-name="P2" draw:layer="layout" svg:x1="4.81cm" svg:y1="12.395cm" svg:x2="4.81cm" svg:y2="2.235cm">
          <text:p/>
        </draw:line>
        <draw:line draw:style-name="gr26" draw:text-style-name="P2" draw:layer="layout" svg:x1="7.35cm" svg:y1="12.395cm" svg:x2="7.35cm" svg:y2="2.235cm">
          <text:p/>
        </draw:line>
        <draw:line draw:style-name="gr26" draw:text-style-name="P2" draw:layer="layout" svg:x1="9.89cm" svg:y1="12.395cm" svg:x2="9.89cm" svg:y2="2.235cm">
          <text:p/>
        </draw:line>
        <draw:line draw:style-name="gr27" draw:text-style-name="P2" draw:layer="layout" svg:x1="8.62cm" svg:y1="3.505cm" svg:x2="8.62cm" svg:y2="11.125cm">
          <text:p/>
        </draw:line>
        <draw:line draw:style-name="gr27" draw:text-style-name="P2" draw:layer="layout" svg:x1="3.54cm" svg:y1="6.045cm" svg:x2="11.16cm" svg:y2="6.045cm">
          <text:p/>
        </draw:line>
        <draw:line draw:style-name="gr27" draw:text-style-name="P2" draw:layer="layout" svg:x1="6.08cm" svg:y1="3.505cm" svg:x2="6.08cm" svg:y2="11.125cm">
          <text:p/>
        </draw:line>
        <draw:line draw:style-name="gr27" draw:text-style-name="P2" draw:layer="layout" svg:x1="3.54cm" svg:y1="8.585cm" svg:x2="11.16cm" svg:y2="8.585cm">
          <text:p/>
        </draw:line>
        <draw:custom-shape draw:style-name="gr4" draw:text-style-name="P3" draw:layer="layout" svg:width="0.254cm" svg:height="0.254cm" svg:x="4.68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142cm" svg:y="9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46cm" svg:y="2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62cm" svg:y="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651cm" svg:height="0.797cm" svg:x="3.921cm" svg:y="9.82cm">
          <draw:text-box>
            <text:p text:style-name="P3"><text:span text:style-name="T10">(</text:span><text:span text:style-name="T1">1,1</text:span><text:span text:style-name="T10">)</text:span></text:p>
          </draw:text-box>
        </draw:frame>
        <draw:frame draw:style-name="gr6" draw:text-style-name="P14" draw:layer="layout" svg:width="1.778cm" svg:height="0.797cm" svg:x="1.381cm" svg:y="9.855cm">
          <draw:text-box>
            <text:p text:style-name="P3"><text:span text:style-name="T11">(</text:span><text:span text:style-name="T7">0,1</text:span><text:span text:style-name="T11">)</text:span></text:p>
          </draw:text-box>
        </draw:frame>
        <draw:frame draw:style-name="gr6" draw:text-style-name="P10" draw:layer="layout" svg:width="2.54cm" svg:height="0.797cm" svg:x="11.16cm" svg:y="9.855cm">
          <draw:text-box>
            <text:p text:style-name="P3"><text:span text:style-name="T11">(4</text:span><text:span text:style-name="T7">,1</text:span><text:span text:style-name="T11">)</text:span></text:p>
          </draw:text-box>
        </draw:frame>
        <draw:frame draw:style-name="gr6" draw:text-style-name="P13" draw:layer="layout" svg:width="1.651cm" svg:height="0.797cm" svg:x="6.588cm" svg:y="9.855cm">
          <draw:text-box>
            <text:p text:style-name="P3"><text:span text:style-name="T10">(</text:span><text:span text:style-name="T1">2,1</text:span><text:span text:style-name="T10">)</text:span></text:p>
          </draw:text-box>
        </draw:frame>
        <draw:frame draw:style-name="gr6" draw:text-style-name="P13" draw:layer="layout" svg:width="1.651cm" svg:height="0.797cm" svg:x="9.128cm" svg:y="9.855cm">
          <draw:text-box>
            <text:p text:style-name="P3"><text:span text:style-name="T10">(</text:span><text:span text:style-name="T1">3,1</text:span><text:span text:style-name="T10">)</text:span></text:p>
          </draw:text-box>
        </draw:frame>
        <draw:frame draw:style-name="gr6" draw:text-style-name="P13" draw:layer="layout" svg:width="1.651cm" svg:height="0.797cm" svg:x="4.048cm" svg:y="7.315cm">
          <draw:text-box>
            <text:p text:style-name="P3"><text:span text:style-name="T10">(</text:span><text:span text:style-name="T1">1,2</text:span><text:span text:style-name="T10">)</text:span></text:p>
          </draw:text-box>
        </draw:frame>
        <draw:frame draw:style-name="gr6" draw:text-style-name="P13" draw:layer="layout" svg:width="1.651cm" svg:height="0.797cm" svg:x="6.588cm" svg:y="7.315cm">
          <draw:text-box>
            <text:p text:style-name="P3"><text:span text:style-name="T10">(</text:span><text:span text:style-name="T1">2,2</text:span><text:span text:style-name="T10">)</text:span></text:p>
          </draw:text-box>
        </draw:frame>
        <draw:frame draw:style-name="gr6" draw:text-style-name="P13" draw:layer="layout" svg:width="1.651cm" svg:height="0.797cm" svg:x="9.128cm" svg:y="7.28cm">
          <draw:text-box>
            <text:p text:style-name="P3"><text:span text:style-name="T10">(</text:span><text:span text:style-name="T1">3,2</text:span><text:span text:style-name="T10">)</text:span></text:p>
          </draw:text-box>
        </draw:frame>
        <draw:frame draw:style-name="gr6" draw:text-style-name="P13" draw:layer="layout" svg:width="1.651cm" svg:height="0.797cm" svg:x="4.048cm" svg:y="4.775cm">
          <draw:text-box>
            <text:p text:style-name="P3"><text:span text:style-name="T10">(</text:span><text:span text:style-name="T1">1,3</text:span><text:span text:style-name="T10">)</text:span></text:p>
          </draw:text-box>
        </draw:frame>
        <draw:frame draw:style-name="gr6" draw:text-style-name="P13" draw:layer="layout" svg:width="1.651cm" svg:height="0.797cm" svg:x="6.588cm" svg:y="4.775cm">
          <draw:text-box>
            <text:p text:style-name="P3"><text:span text:style-name="T10">(</text:span><text:span text:style-name="T1">2,3</text:span><text:span text:style-name="T10">)</text:span></text:p>
          </draw:text-box>
        </draw:frame>
        <draw:frame draw:style-name="gr6" draw:text-style-name="P13" draw:layer="layout" svg:width="1.651cm" svg:height="0.797cm" svg:x="9.128cm" svg:y="4.775cm">
          <draw:text-box>
            <text:p text:style-name="P3"><text:span text:style-name="T10">(</text:span><text:span text:style-name="T1">3,3</text:span><text:span text:style-name="T10">)</text:span></text:p>
          </draw:text-box>
        </draw:frame>
        <draw:frame draw:style-name="gr6" draw:text-style-name="P14" draw:layer="layout" svg:width="1.778cm" svg:height="0.797cm" svg:x="1.381cm" svg:y="7.28cm">
          <draw:text-box>
            <text:p text:style-name="P3"><text:span text:style-name="T11">(</text:span><text:span text:style-name="T7">0,2</text:span><text:span text:style-name="T11">)</text:span></text:p>
          </draw:text-box>
        </draw:frame>
        <draw:frame draw:style-name="gr6" draw:text-style-name="P14" draw:layer="layout" svg:width="1.778cm" svg:height="0.797cm" svg:x="1.381cm" svg:y="4.775cm">
          <draw:text-box>
            <text:p text:style-name="P3"><text:span text:style-name="T11">(</text:span><text:span text:style-name="T7">0,3</text:span><text:span text:style-name="T11">)</text:span></text:p>
          </draw:text-box>
        </draw:frame>
        <draw:frame draw:style-name="gr6" draw:text-style-name="P10" draw:layer="layout" svg:width="2.54cm" svg:height="0.797cm" svg:x="11.16cm" svg:y="7.315cm">
          <draw:text-box>
            <text:p text:style-name="P3"><text:span text:style-name="T11">(4</text:span><text:span text:style-name="T7">,2</text:span><text:span text:style-name="T11">)</text:span></text:p>
          </draw:text-box>
        </draw:frame>
        <draw:frame draw:style-name="gr6" draw:text-style-name="P10" draw:layer="layout" svg:width="2.54cm" svg:height="0.797cm" svg:x="11.16cm" svg:y="4.775cm">
          <draw:text-box>
            <text:p text:style-name="P3"><text:span text:style-name="T11">(4</text:span><text:span text:style-name="T7">,3</text:span><text:span text:style-name="T11">)</text:span></text:p>
          </draw:text-box>
        </draw:frame>
        <draw:frame draw:style-name="gr6" draw:text-style-name="P10" draw:layer="layout" svg:width="2.54cm" svg:height="0.797cm" svg:x="8.62cm" svg:y="1.438cm">
          <draw:text-box>
            <text:p text:style-name="P3"><text:span text:style-name="T11">(</text:span><text:span text:style-name="T7">3,4</text:span><text:span text:style-name="T11">)</text:span></text:p>
          </draw:text-box>
        </draw:frame>
        <draw:frame draw:style-name="gr6" draw:text-style-name="P14" draw:layer="layout" svg:width="1.651cm" svg:height="0.797cm" svg:x="9.128cm" svg:y="12.36cm">
          <draw:text-box>
            <text:p text:style-name="P3"><text:span text:style-name="T11">(</text:span><text:span text:style-name="T7">3,0</text:span><text:span text:style-name="T11">)</text:span></text:p>
          </draw:text-box>
        </draw:frame>
        <draw:frame draw:style-name="gr6" draw:text-style-name="P14" draw:layer="layout" svg:width="1.651cm" svg:height="0.797cm" svg:x="6.588cm" svg:y="12.36cm">
          <draw:text-box>
            <text:p text:style-name="P3"><text:span text:style-name="T11">(</text:span><text:span text:style-name="T7">2,0</text:span><text:span text:style-name="T11">)</text:span></text:p>
          </draw:text-box>
        </draw:frame>
        <draw:frame draw:style-name="gr6" draw:text-style-name="P14" draw:layer="layout" svg:width="1.651cm" svg:height="0.797cm" svg:x="4.048cm" svg:y="12.395cm">
          <draw:text-box>
            <text:p text:style-name="P3"><text:span text:style-name="T11">(</text:span><text:span text:style-name="T7">1,0</text:span><text:span text:style-name="T11">)</text:span></text:p>
          </draw:text-box>
        </draw:frame>
        <draw:frame draw:style-name="gr6" draw:text-style-name="P10" draw:layer="layout" svg:width="2.54cm" svg:height="0.797cm" svg:x="5.953cm" svg:y="1.438cm">
          <draw:text-box>
            <text:p text:style-name="P3"><text:span text:style-name="T11">(</text:span><text:span text:style-name="T7">2,4</text:span><text:span text:style-name="T11">)</text:span></text:p>
          </draw:text-box>
        </draw:frame>
        <draw:frame draw:style-name="gr6" draw:text-style-name="P10" draw:layer="layout" svg:width="2.54cm" svg:height="0.797cm" svg:x="3.413cm" svg:y="1.438cm">
          <draw:text-box>
            <text:p text:style-name="P3"><text:span text:style-name="T11">(</text:span><text:span text:style-name="T7">1,4</text:span><text:span text:style-name="T11">)</text:span></text:p>
          </draw:text-box>
        </draw:frame>
        <draw:custom-shape draw:style-name="gr4" draw:text-style-name="P3" draw:layer="layout" svg:width="0.254cm" svg:height="0.254cm" svg:x="4.68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4.68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1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7cm" svg:y="12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1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cm" svg:y="12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54cm" svg:height="2.54cm" svg:x="9.89cm" svg:y="18.78cm">
          <text:p/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11.16cm" svg:y1="17.51cm" svg:x2="11.16cm" svg:y2="22.59cm">
          <text:p/>
        </draw:line>
        <draw:line draw:style-name="gr29" draw:text-style-name="P2" draw:layer="layout" svg:x1="8.62cm" svg:y1="20.05cm" svg:x2="13.7cm" svg:y2="20.05cm">
          <text:p/>
        </draw:line>
        <draw:custom-shape draw:style-name="gr30" draw:text-style-name="P15" draw:layer="layout" svg:width="2.54cm" svg:height="7.62cm" svg:x="9.89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762cm" svg:height="0.797cm" svg:x="8.112cm" svg:y="19.288cm">
          <draw:text-box>
            <text:p><text:span text:style-name="T1">W</text:span></text:p>
          </draw:text-box>
        </draw:frame>
        <draw:frame draw:style-name="gr13" draw:text-style-name="P4" draw:layer="layout" svg:width="0.762cm" svg:height="0.797cm" svg:x="10.652cm" svg:y="19.288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3.319cm" svg:y="19.253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10.779cm" svg:y="16.748cm">
          <draw:text-box>
            <text:p><text:span text:style-name="T1">N</text:span></text:p>
          </draw:text-box>
        </draw:frame>
        <draw:frame draw:style-name="gr13" draw:text-style-name="P4" draw:layer="layout" svg:width="0.762cm" svg:height="0.797cm" svg:x="10.779cm" svg:y="22.59cm">
          <draw:text-box>
            <text:p><text:span text:style-name="T1">S</text:span></text:p>
          </draw:text-box>
        </draw:frame>
        <draw:frame draw:style-name="gr16" draw:text-style-name="P8" draw:layer="layout" svg:width="0.762cm" svg:height="1.068cm" svg:x="9.128cm" svg:y="19.669cm">
          <draw:text-box>
            <text:p><text:span text:style-name="T3">w</text:span></text:p>
          </draw:text-box>
        </draw:frame>
        <draw:frame draw:style-name="gr16" draw:text-style-name="P8" draw:layer="layout" svg:width="0.762cm" svg:height="1.068cm" svg:x="11.033cm" svg:y="20.939cm">
          <draw:text-box>
            <text:p><text:span text:style-name="T3">s</text:span></text:p>
          </draw:text-box>
        </draw:frame>
        <draw:frame draw:style-name="gr16" draw:text-style-name="P8" draw:layer="layout" svg:width="0.762cm" svg:height="1.068cm" svg:x="10.525cm" svg:y="17.891cm">
          <draw:text-box>
            <text:p><text:span text:style-name="T3">n</text:span></text:p>
          </draw:text-box>
        </draw:frame>
        <draw:frame draw:style-name="gr16" draw:text-style-name="P8" draw:layer="layout" svg:width="0.762cm" svg:height="1.068cm" svg:x="12.303cm" svg:y="19.236cm">
          <draw:text-box>
            <text:p><text:span text:style-name="T3">e</text:span></text:p>
          </draw:text-box>
        </draw:frame>
        <draw:line draw:style-name="gr10" draw:text-style-name="P2" draw:layer="layout" svg:x1="9.89cm" svg:y1="15.859cm" svg:x2="12.43cm" svg:y2="15.859cm">
          <text:p/>
        </draw:line>
        <draw:frame draw:style-name="gr17" draw:text-style-name="P9" draw:layer="layout" svg:width="1.778cm" svg:height="2.097cm" svg:x="10.271cm" svg:y="14.716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line draw:style-name="gr31" draw:text-style-name="P2" draw:layer="layout" svg:x1="15.351cm" svg:y1="18.78cm" svg:x2="15.351cm" svg:y2="21.32cm">
          <text:p/>
        </draw:line>
        <draw:line draw:style-name="gr10" draw:text-style-name="P2" draw:layer="layout" svg:x1="8.62cm" svg:y1="24.241cm" svg:x2="11.16cm" svg:y2="24.241cm">
          <text:p/>
        </draw:line>
        <draw:line draw:style-name="gr10" draw:text-style-name="P2" draw:layer="layout" svg:x1="11.16cm" svg:y1="24.241cm" svg:x2="13.7cm" svg:y2="24.241cm">
          <text:p/>
        </draw:line>
        <draw:frame draw:style-name="gr17" draw:text-style-name="P9" draw:layer="layout" svg:width="1.778cm" svg:height="2.097cm" svg:x="9.128cm" svg:y="23.922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17" draw:text-style-name="P9" draw:layer="layout" svg:width="1.778cm" svg:height="2.097cm" svg:x="11.668cm" svg:y="23.922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line draw:style-name="gr32" draw:text-style-name="P2" draw:layer="layout" svg:x1="8.62cm" svg:y1="24.241cm" svg:x2="8.62cm" svg:y2="21.32cm">
          <text:p/>
        </draw:line>
        <draw:frame draw:style-name="gr17" draw:text-style-name="P9" draw:layer="layout" svg:width="1.778cm" svg:height="2.097cm" svg:x="15.097cm" svg:y="19.35cm">
          <draw:text-box>
            <text:p text:style-name="P3"><text:span text:style-name="T4">Δ</text:span><text:span text:style-name="T5">y</text:span><text:span text:style-name="T6">P</text:span></text:p>
          </draw:text-box>
        </draw:frame>
        <draw:line draw:style-name="gr31" draw:text-style-name="P2" draw:layer="layout" svg:x1="6.969cm" svg:y1="17.51cm" svg:x2="6.969cm" svg:y2="20.05cm">
          <text:p/>
        </draw:line>
        <draw:line draw:style-name="gr32" draw:text-style-name="P2" draw:layer="layout" svg:x1="13.7cm" svg:y1="24.241cm" svg:x2="13.7cm" svg:y2="21.32cm">
          <text:p/>
        </draw:line>
        <draw:frame draw:style-name="gr17" draw:text-style-name="P9" draw:layer="layout" svg:width="1.778cm" svg:height="2.097cm" svg:x="5.358cm" svg:y="20.493cm">
          <draw:text-box>
            <text:p text:style-name="P3"><text:span text:style-name="T4">Δ</text:span><text:span text:style-name="T5">y</text:span><text:span text:style-name="T6">s</text:span></text:p>
          </draw:text-box>
        </draw:frame>
        <draw:frame draw:style-name="gr17" draw:text-style-name="P9" draw:layer="layout" svg:width="1.778cm" svg:height="2.097cm" svg:x="5.445cm" svg:y="17.953cm">
          <draw:text-box>
            <text:p text:style-name="P3"><text:span text:style-name="T4">Δ</text:span><text:span text:style-name="T5">y</text:span><text:span text:style-name="T6">n</text:span></text:p>
          </draw:text-box>
        </draw:frame>
        <draw:line draw:style-name="gr31" draw:text-style-name="P2" draw:layer="layout" svg:x1="6.969cm" svg:y1="20.05cm" svg:x2="6.969cm" svg:y2="22.59cm">
          <text:p/>
        </draw:line>
        <draw:line draw:style-name="gr33" draw:text-style-name="P2" draw:layer="layout" svg:x1="6.969cm" svg:y1="22.59cm" svg:x2="9.89cm" svg:y2="22.59cm">
          <text:p/>
        </draw:line>
        <draw:line draw:style-name="gr33" draw:text-style-name="P2" draw:layer="layout" svg:x1="6.969cm" svg:y1="17.51cm" svg:x2="9.89cm" svg:y2="17.51cm">
          <text:p/>
        </draw:line>
        <draw:custom-shape draw:style-name="gr34" draw:text-style-name="P15" draw:layer="layout" svg:width="7.62cm" svg:height="2.54cm" svg:x="7.35cm" svg:y="18.7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7.62cm" svg:height="7.62cm" svg:x="3.54cm" svg:y="3.50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6" draw:text-style-name="P17" draw:layer="layout" svg:width="2.54cm" svg:height="2.54cm" svg:x="9.89cm" svg:y="8.62cm">
          <text:p/>
          <draw:enhanced-geometry svg:viewBox="0 0 21600 21600" draw:type="rectangle" draw:enhanced-path="M 0 0 L 21600 0 21600 21600 0 21600 0 0 Z N"/>
        </draw:custom-shape>
        <draw:polygon draw:style-name="gr37" draw:text-style-name="P2" draw:layer="layout" svg:width="7.619cm" svg:height="7.619cm" svg:x="7.35cm" svg:y="6.08cm" svg:viewBox="0 0 7620 7620" draw:points="0,2540 2540,2540 2540,0 5080,0 5080,2540 7620,2540 7620,5080 5080,5080 5080,7620 2540,7620 2540,5080 0,5080">
          <text:p/>
        </draw:polygon>
        <draw:line draw:style-name="gr26" draw:text-style-name="P2" draw:layer="layout" svg:x1="3.54cm" svg:y1="14.97cm" svg:x2="18.78cm" svg:y2="14.97cm">
          <text:p/>
        </draw:line>
        <draw:line draw:style-name="gr26" draw:text-style-name="P2" draw:layer="layout" svg:x1="3.54cm" svg:y1="9.855cm" svg:x2="18.78cm" svg:y2="9.89cm">
          <text:p/>
        </draw:line>
        <draw:line draw:style-name="gr26" draw:text-style-name="P2" draw:layer="layout" svg:x1="3.54cm" svg:y1="12.43cm" svg:x2="18.78cm" svg:y2="12.43cm">
          <text:p/>
        </draw:line>
        <draw:line draw:style-name="gr26" draw:text-style-name="P2" draw:layer="layout" svg:x1="3.54cm" svg:y1="7.315cm" svg:x2="18.78cm" svg:y2="7.35cm">
          <text:p/>
        </draw:line>
        <draw:line draw:style-name="gr26" draw:text-style-name="P2" draw:layer="layout" svg:x1="16.24cm" svg:y1="17.51cm" svg:x2="16.24cm" svg:y2="2.27cm">
          <text:p/>
        </draw:line>
        <draw:line draw:style-name="gr26" draw:text-style-name="P2" draw:layer="layout" svg:x1="13.7cm" svg:y1="17.51cm" svg:x2="13.7cm" svg:y2="2.235cm">
          <text:p/>
        </draw:line>
        <draw:line draw:style-name="gr26" draw:text-style-name="P2" draw:layer="layout" svg:x1="3.413cm" svg:y1="4.775cm" svg:x2="18.78cm" svg:y2="4.81cm">
          <text:p/>
        </draw:line>
        <draw:line draw:style-name="gr26" draw:text-style-name="P2" draw:layer="layout" svg:x1="6.08cm" svg:y1="17.51cm" svg:x2="6.08cm" svg:y2="2.235cm">
          <text:p/>
        </draw:line>
        <draw:line draw:style-name="gr26" draw:text-style-name="P2" draw:layer="layout" svg:x1="8.62cm" svg:y1="17.51cm" svg:x2="8.62cm" svg:y2="2.235cm">
          <text:p/>
        </draw:line>
        <draw:line draw:style-name="gr26" draw:text-style-name="P2" draw:layer="layout" svg:x1="11.16cm" svg:y1="17.51cm" svg:x2="11.16cm" svg:y2="2.235cm">
          <text:p/>
        </draw:line>
        <draw:line draw:style-name="gr27" draw:text-style-name="P2" draw:layer="layout" svg:x1="9.89cm" svg:y1="3.505cm" svg:x2="9.89cm" svg:y2="16.24cm">
          <text:p/>
        </draw:line>
        <draw:line draw:style-name="gr27" draw:text-style-name="P2" draw:layer="layout" svg:x1="4.81cm" svg:y1="6.08cm" svg:x2="17.51cm" svg:y2="6.08cm">
          <text:p/>
        </draw:line>
        <draw:line draw:style-name="gr27" draw:text-style-name="P2" draw:layer="layout" svg:x1="7.35cm" svg:y1="3.505cm" svg:x2="7.35cm" svg:y2="16.24cm">
          <text:p/>
        </draw:line>
        <draw:line draw:style-name="gr27" draw:text-style-name="P2" draw:layer="layout" svg:x1="4.81cm" svg:y1="8.62cm" svg:x2="17.51cm" svg:y2="8.62cm">
          <text:p/>
        </draw:line>
        <draw:custom-shape draw:style-name="gr4" draw:text-style-name="P3" draw:layer="layout" svg:width="0.254cm" svg:height="0.254cm" svg:x="5.95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4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2cm" svg:y="9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0.762cm" svg:height="0.878cm" svg:x="2.524cm" svg:y="14.589cm">
          <draw:text-box>
            <text:p text:style-name="P3"><text:span text:style-name="T12">1</text:span></text:p>
          </draw:text-box>
        </draw:frame>
        <draw:frame draw:style-name="gr23" draw:text-style-name="P19" draw:layer="layout" svg:width="1.27cm" svg:height="0.878cm" svg:x="15.478cm" svg:y="17.61cm">
          <draw:text-box>
            <text:p text:style-name="P3"><text:span text:style-name="T13">Nx</text:span></text:p>
          </draw:text-box>
        </draw:frame>
        <draw:frame draw:style-name="gr23" draw:text-style-name="P20" draw:layer="layout" svg:width="1.651cm" svg:height="0.878cm" svg:x="10.271cm" svg:y="9.855cm">
          <draw:text-box>
            <text:p text:style-name="P3"><text:span text:style-name="T14">(</text:span><text:span text:style-name="T15">i,j</text:span><text:span text:style-name="T14">)</text:span></text:p>
          </draw:text-box>
        </draw:frame>
        <draw:frame draw:style-name="gr23" draw:text-style-name="P21" draw:layer="layout" svg:width="1.905cm" svg:height="0.878cm" svg:x="17.764cm" svg:y="17.621cm">
          <draw:text-box>
            <text:p text:style-name="P3"><text:span text:style-name="T16">Nx</text:span><text:span text:style-name="T17">+1</text:span></text:p>
          </draw:text-box>
        </draw:frame>
        <draw:frame draw:style-name="gr38" draw:text-style-name="P22" draw:layer="layout" svg:width="1.651cm" svg:height="1.11cm" svg:x="7.731cm" svg:y="17.356cm">
          <draw:text-box>
            <text:p text:style-name="P3"><text:span text:style-name="T18">. . .</text:span></text:p>
          </draw:text-box>
        </draw:frame>
        <draw:frame draw:style-name="gr39" draw:text-style-name="P23" draw:layer="layout" svg:width="0.635cm" svg:height="0.954cm" svg:x="10.779cm" svg:y="17.61cm">
          <draw:text-box>
            <text:p text:style-name="P3"><text:span text:style-name="T19">i</text:span></text:p>
          </draw:text-box>
        </draw:frame>
        <draw:frame draw:style-name="gr23" draw:text-style-name="P24" draw:layer="layout" svg:width="0.762cm" svg:height="0.878cm" svg:x="5.699cm" svg:y="17.61cm">
          <draw:text-box>
            <text:p text:style-name="P3"><text:span text:style-name="T20">1</text:span></text:p>
          </draw:text-box>
        </draw:frame>
        <draw:frame draw:style-name="gr23" draw:text-style-name="P25" draw:layer="layout" svg:width="1.143cm" svg:height="0.878cm" svg:x="2.27cm" svg:y="4.313cm">
          <draw:text-box>
            <text:p text:style-name="P3"><text:span text:style-name="T21">Ny</text:span></text:p>
          </draw:text-box>
        </draw:frame>
        <draw:frame draw:style-name="gr6" draw:text-style-name="P21" draw:layer="layout" svg:width="1.778cm" svg:height="0.797cm" svg:x="1.762cm" svg:y="1.889cm">
          <draw:text-box>
            <text:p text:style-name="P3"><text:span text:style-name="T17">Ny+1</text:span></text:p>
          </draw:text-box>
        </draw:frame>
        <draw:custom-shape draw:style-name="gr4" draw:text-style-name="P3" draw:layer="layout" svg:width="0.254cm" svg:height="0.254cm" svg:x="5.95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12.7cm" svg:height="12.735cm" svg:x="4.81cm" svg:y="3.5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3.414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4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11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3.57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6.11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8.6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9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5.95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8.49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4.81cm" svg:y1="11.16cm" svg:x2="17.51cm" svg:y2="11.16cm">
          <text:p/>
        </draw:line>
        <draw:line draw:style-name="gr27" draw:text-style-name="P2" draw:layer="layout" svg:x1="4.81cm" svg:y1="13.7cm" svg:x2="17.51cm" svg:y2="13.7cm">
          <text:p/>
        </draw:line>
        <draw:line draw:style-name="gr27" draw:text-style-name="P2" draw:layer="layout" svg:x1="12.43cm" svg:y1="3.505cm" svg:x2="12.43cm" svg:y2="16.24cm">
          <text:p/>
        </draw:line>
        <draw:custom-shape draw:style-name="gr7" draw:text-style-name="P5" draw:layer="layout" svg:width="0.254cm" svg:height="0.254cm" svg:x="11.03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8.49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3.41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3.57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cm" svg:y="2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0" draw:layer="layout" svg:width="1.905cm" svg:height="0.878cm" svg:x="7.604cm" svg:y="9.855cm">
          <draw:text-box>
            <text:p text:style-name="P3"><text:span text:style-name="T14">(</text:span><text:span text:style-name="T15">i-1,j</text:span><text:span text:style-name="T14">)</text:span></text:p>
          </draw:text-box>
        </draw:frame>
        <draw:frame draw:style-name="gr23" draw:text-style-name="P20" draw:layer="layout" svg:width="2.032cm" svg:height="0.878cm" svg:x="12.684cm" svg:y="9.89cm">
          <draw:text-box>
            <text:p text:style-name="P3"><text:span text:style-name="T14">(</text:span><text:span text:style-name="T15">i+1,j</text:span><text:span text:style-name="T14">)</text:span></text:p>
          </draw:text-box>
        </draw:frame>
        <draw:frame draw:style-name="gr23" draw:text-style-name="P20" draw:layer="layout" svg:width="2.159cm" svg:height="0.878cm" svg:x="10.144cm" svg:y="7.35cm">
          <draw:text-box>
            <text:p text:style-name="P3"><text:span text:style-name="T14">(</text:span><text:span text:style-name="T15">i,j+1</text:span><text:span text:style-name="T14">)</text:span></text:p>
          </draw:text-box>
        </draw:frame>
        <draw:frame draw:style-name="gr42" draw:text-style-name="P26" draw:layer="layout" svg:width="1.905cm" svg:height="0.878cm" svg:x="10.165cm" svg:y="12.412cm">
          <draw:text-box>
            <text:p text:style-name="P3"><text:span text:style-name="T14">(</text:span><text:span text:style-name="T15">i,j-1</text:span><text:span text:style-name="T14">)</text:span></text:p>
          </draw:text-box>
        </draw:frame>
        <draw:frame draw:style-name="gr23" draw:text-style-name="P27" draw:layer="layout" svg:width="0.762cm" svg:height="0.878cm" svg:x="2.524cm" svg:y="17.621cm">
          <draw:text-box>
            <text:p text:style-name="P3"><text:span text:style-name="T16">0</text:span></text:p>
          </draw:text-box>
        </draw:frame>
        <draw:frame draw:style-name="gr23" draw:text-style-name="P18" draw:layer="layout" svg:width="0.762cm" svg:height="0.878cm" svg:x="2.524cm" svg:y="9.393cm">
          <draw:text-box>
            <text:p text:style-name="P3"><text:span text:style-name="T12">j</text:span></text:p>
          </draw:text-box>
        </draw:frame>
        <draw:line draw:style-name="gr27" draw:text-style-name="P2" draw:layer="layout" svg:x1="14.97cm" svg:y1="3.505cm" svg:x2="14.97cm" svg:y2="16.24cm">
          <text:p/>
        </draw:line>
        <draw:g>
          <draw:frame draw:style-name="gr43" draw:text-style-name="P28" draw:layer="layout" svg:width="0.889cm" svg:height="1.174cm" svg:x="5.064cm" svg:y="13.336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5.5085cm 14.5255cm)" svg:viewBox="0 0 1706 898" draw:points="0,90 808,898 1706,0">
            <text:p/>
          </draw:polyline>
          <draw:frame draw:style-name="gr43" draw:text-style-name="P28" draw:layer="layout" svg:width="0.889cm" svg:height="1.174cm" svg:x="6.588cm" svg:y="14.939cm">
            <draw:text-box>
              <text:p><text:span text:style-name="T22">x</text:span></text:p>
            </draw:text-box>
          </draw:frame>
        </draw:g>
        <draw:frame draw:style-name="gr38" draw:text-style-name="P22" draw:layer="layout" svg:width="1.651cm" svg:height="1.11cm" svg:x="12.938cm" svg:y="17.356cm">
          <draw:text-box>
            <text:p text:style-name="P3"><text:span text:style-name="T18">. . .</text:span></text:p>
          </draw:text-box>
        </draw:frame>
      </draw:page>
      <draw:page draw:name="page4" draw:style-name="dp1" draw:master-page-name="Default">
        <draw:line draw:style-name="gr45" draw:text-style-name="P2" draw:layer="layout" svg:x1="14.97cm" svg:y1="15.636cm" svg:x2="14.97cm" svg:y2="25.192cm">
          <text:p/>
        </draw:line>
        <draw:line draw:style-name="gr45" draw:text-style-name="P2" draw:layer="layout" svg:x1="6.08cm" svg:y1="2.936cm" svg:x2="6.08cm" svg:y2="12.492cm">
          <text:p/>
        </draw:line>
        <draw:line draw:style-name="gr46" draw:text-style-name="P2" draw:layer="layout" svg:x1="8.62cm" svg:y1="12.492cm" svg:x2="8.62cm" svg:y2="2.332cm">
          <text:p/>
        </draw:line>
        <draw:line draw:style-name="gr46" draw:text-style-name="P2" draw:layer="layout" svg:x1="11.16cm" svg:y1="12.492cm" svg:x2="11.16cm" svg:y2="2.332cm">
          <text:p/>
        </draw:line>
        <draw:line draw:style-name="gr46" draw:text-style-name="P2" draw:layer="layout" svg:x1="6.08cm" svg:y1="8.682cm" svg:x2="12.43cm" svg:y2="8.682cm">
          <text:p/>
        </draw:line>
        <draw:line draw:style-name="gr46" draw:text-style-name="P2" draw:layer="layout" svg:x1="6.08cm" svg:y1="6.142cm" svg:x2="12.43cm" svg:y2="6.142cm">
          <text:p/>
        </draw:line>
        <draw:line draw:style-name="gr46" draw:text-style-name="P2" draw:layer="layout" svg:x1="9.89cm" svg:y1="25.192cm" svg:x2="9.89cm" svg:y2="15.032cm">
          <text:p/>
        </draw:line>
        <draw:line draw:style-name="gr46" draw:text-style-name="P2" draw:layer="layout" svg:x1="8.62cm" svg:y1="21.398cm" svg:x2="14.97cm" svg:y2="21.382cm">
          <text:p/>
        </draw:line>
        <draw:line draw:style-name="gr46" draw:text-style-name="P2" draw:layer="layout" svg:x1="8.62cm" svg:y1="18.858cm" svg:x2="14.97cm" svg:y2="18.842cm">
          <text:p/>
        </draw:line>
        <draw:line draw:style-name="gr46" draw:text-style-name="P2" draw:layer="layout" svg:x1="12.43cm" svg:y1="25.192cm" svg:x2="12.43cm" svg:y2="15.032cm">
          <text:p/>
        </draw:line>
        <draw:custom-shape draw:style-name="gr47" draw:text-style-name="P29" draw:layer="layout" svg:width="2.54cm" svg:height="2.54cm" svg:x="6.08cm" svg:y="6.111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9.952cm" svg:x2="12.43cm" svg:y2="9.952cm">
          <text:p/>
        </draw:line>
        <draw:line draw:style-name="gr26" draw:text-style-name="P2" draw:layer="layout" svg:x1="4.81cm" svg:y1="7.412cm" svg:x2="12.43cm" svg:y2="7.412cm">
          <text:p/>
        </draw:line>
        <draw:line draw:style-name="gr26" draw:text-style-name="P2" draw:layer="layout" svg:x1="4.81cm" svg:y1="4.872cm" svg:x2="12.43cm" svg:y2="4.872cm">
          <text:p/>
        </draw:line>
        <draw:line draw:style-name="gr26" draw:text-style-name="P2" draw:layer="layout" svg:x1="7.35cm" svg:y1="12.562cm" svg:x2="7.35cm" svg:y2="2.402cm">
          <text:p/>
        </draw:line>
        <draw:line draw:style-name="gr26" draw:text-style-name="P2" draw:layer="layout" svg:x1="9.89cm" svg:y1="12.562cm" svg:x2="9.89cm" svg:y2="2.402cm">
          <text:p/>
        </draw:line>
        <draw:custom-shape draw:style-name="gr4" draw:text-style-name="P3" draw:layer="layout" svg:width="0.254cm" svg:height="0.254cm" svg:x="7.223cm" svg:y="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4.682cm" svg:y="9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3" draw:layer="layout" svg:width="2.032cm" svg:height="0.894cm" svg:x="6.334cm" svg:y="9.19cm">
          <draw:text-box>
            <text:p text:style-name="P3"><text:span text:style-name="T10">(</text:span><text:span text:style-name="T1">1,j-1</text:span><text:span text:style-name="T10">)</text:span></text:p>
          </draw:text-box>
        </draw:frame>
        <draw:frame draw:style-name="gr6" draw:text-style-name="P13" draw:layer="layout" svg:width="1.651cm" svg:height="0.797cm" svg:x="6.588cm" svg:y="7.482cm">
          <draw:text-box>
            <text:p text:style-name="P3"><text:span text:style-name="T10">(</text:span><text:span text:style-name="T1">1,j</text:span><text:span text:style-name="T10">)</text:span></text:p>
          </draw:text-box>
        </draw:frame>
        <draw:frame draw:style-name="gr6" draw:text-style-name="P13" draw:layer="layout" svg:width="1.651cm" svg:height="0.797cm" svg:x="9.128cm" svg:y="7.482cm">
          <draw:text-box>
            <text:p text:style-name="P3"><text:span text:style-name="T10">(</text:span><text:span text:style-name="T1">2,j</text:span><text:span text:style-name="T10">)</text:span></text:p>
          </draw:text-box>
        </draw:frame>
        <draw:frame draw:style-name="gr9" draw:text-style-name="P13" draw:layer="layout" svg:width="2.286cm" svg:height="1.343cm" svg:x="6.207cm" svg:y="4.895cm">
          <draw:text-box>
            <text:p text:style-name="P3"><text:span text:style-name="T10">(</text:span><text:span text:style-name="T1">1,j+1</text:span><text:span text:style-name="T10">)</text:span></text:p>
          </draw:text-box>
        </draw:frame>
        <draw:frame draw:style-name="gr6" draw:text-style-name="P14" draw:layer="layout" svg:width="1.778cm" svg:height="0.797cm" svg:x="3.921cm" svg:y="7.447cm">
          <draw:text-box>
            <text:p text:style-name="P3"><text:span text:style-name="T11">(</text:span><text:span text:style-name="T7">0,j</text:span><text:span text:style-name="T11">)</text:span></text:p>
          </draw:text-box>
        </draw:frame>
        <draw:custom-shape draw:style-name="gr4" draw:text-style-name="P3" draw:layer="layout" svg:width="0.254cm" svg:height="0.254cm" svg:x="7.22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4.302cm" svg:y="6.629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6.842cm" svg:y="6.685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9.509cm" svg:y="6.65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6.969cm" svg:y="4.145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6.969cm" svg:y="9.987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5.318cm" svg:y="7.066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7.223cm" svg:y="8.336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6.715cm" svg:y="5.288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8.493cm" svg:y="6.633cm">
            <draw:text-box>
              <text:p><text:span text:style-name="T24">e</text:span></text:p>
            </draw:text-box>
          </draw:frame>
        </draw:g>
        <draw:custom-shape draw:style-name="gr47" draw:text-style-name="P29" draw:layer="layout" svg:width="2.54cm" svg:height="2.54cm" svg:x="12.43cm" svg:y="18.811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8.62cm" svg:y1="22.668cm" svg:x2="16.24cm" svg:y2="22.668cm">
          <text:p/>
        </draw:line>
        <draw:line draw:style-name="gr26" draw:text-style-name="P2" draw:layer="layout" svg:x1="8.62cm" svg:y1="20.128cm" svg:x2="16.24cm" svg:y2="20.128cm">
          <text:p/>
        </draw:line>
        <draw:line draw:style-name="gr26" draw:text-style-name="P2" draw:layer="layout" svg:x1="8.62cm" svg:y1="17.588cm" svg:x2="16.367cm" svg:y2="17.588cm">
          <text:p/>
        </draw:line>
        <draw:line draw:style-name="gr26" draw:text-style-name="P2" draw:layer="layout" svg:x1="11.16cm" svg:y1="25.262cm" svg:x2="11.16cm" svg:y2="15.102cm">
          <text:p/>
        </draw:line>
        <draw:line draw:style-name="gr26" draw:text-style-name="P2" draw:layer="layout" svg:x1="13.7cm" svg:y1="25.262cm" svg:x2="13.7cm" svg:y2="15.102cm">
          <text:p/>
        </draw:line>
        <draw:custom-shape draw:style-name="gr4" draw:text-style-name="P3" draw:layer="layout" svg:width="0.254cm" svg:height="0.254cm" svg:x="11.033cm" svg:y="1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17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39cm" svg:y="17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113cm" svg:y="2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2.667cm" svg:height="1.343cm" svg:x="12.43cm" svg:y="21.89cm">
          <draw:text-box>
            <text:p text:style-name="P3"><text:span text:style-name="T10">(</text:span><text:span text:style-name="T1">Nx,j-1</text:span><text:span text:style-name="T10">)</text:span></text:p>
          </draw:text-box>
        </draw:frame>
        <draw:frame draw:style-name="gr9" draw:text-style-name="P13" draw:layer="layout" svg:width="2.286cm" svg:height="1.343cm" svg:x="9.763cm" svg:y="20.182cm">
          <draw:text-box>
            <text:p text:style-name="P3"><text:span text:style-name="T10">(</text:span><text:span text:style-name="T1">Nx-1,j</text:span><text:span text:style-name="T10">)</text:span></text:p>
          </draw:text-box>
        </draw:frame>
        <draw:frame draw:style-name="gr6" draw:text-style-name="P13" draw:layer="layout" svg:width="1.651cm" svg:height="0.797cm" svg:x="12.811cm" svg:y="20.204cm">
          <draw:text-box>
            <text:p text:style-name="P3"><text:span text:style-name="T10">(</text:span><text:span text:style-name="T25">Nx</text:span><text:span text:style-name="T1">,j</text:span><text:span text:style-name="T10">)</text:span></text:p>
          </draw:text-box>
        </draw:frame>
        <draw:frame draw:style-name="gr9" draw:text-style-name="P13" draw:layer="layout" svg:width="2.286cm" svg:height="1.343cm" svg:x="12.684cm" svg:y="17.642cm">
          <draw:text-box>
            <text:p text:style-name="P3"><text:span text:style-name="T10">(</text:span><text:span text:style-name="T1">Nx,j+1</text:span><text:span text:style-name="T10">)</text:span></text:p>
          </draw:text-box>
        </draw:frame>
        <draw:frame draw:style-name="gr9" draw:text-style-name="P14" draw:layer="layout" svg:width="3.175cm" svg:height="1.343cm" svg:x="14.716cm" svg:y="20.239cm">
          <draw:text-box>
            <text:p text:style-name="P3"><text:span text:style-name="T11">(</text:span><text:span text:style-name="T7">Nx+1,j</text:span><text:span text:style-name="T11">)</text:span></text:p>
          </draw:text-box>
        </draw:frame>
        <draw:custom-shape draw:style-name="gr4" draw:text-style-name="P3" draw:layer="layout" svg:width="0.254cm" svg:height="0.254cm" svg:x="11.03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2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2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2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10.625cm" svg:y="19.347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13.165cm" svg:y="19.403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5.832cm" svg:y="19.368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13.292cm" svg:y="16.863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13.292cm" svg:y="22.705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11.641cm" svg:y="19.784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13.546cm" svg:y="21.054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13.038cm" svg:y="18.006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4.816cm" svg:y="19.351cm">
            <draw:text-box>
              <text:p><text:span text:style-name="T24">e</text:span></text:p>
            </draw:text-box>
          </draw:frame>
        </draw:g>
        <draw:line draw:style-name="gr46" draw:text-style-name="P2" draw:layer="layout" svg:x1="6.08cm" svg:y1="3.602cm" svg:x2="12.43cm" svg:y2="3.602cm">
          <text:p/>
        </draw:line>
        <draw:frame draw:style-name="gr43" draw:text-style-name="P32" draw:layer="layout" svg:width="1.397cm" svg:height="1.174cm" svg:x="5.445cm" svg:y="2.016cm">
          <draw:text-box>
            <text:p text:style-name="P3"><text:span text:style-name="T26">A</text:span></text:p>
          </draw:text-box>
        </draw:frame>
        <draw:frame draw:style-name="gr43" draw:text-style-name="P32" draw:layer="layout" svg:width="1.397cm" svg:height="1.174cm" svg:x="14.335cm" svg:y="14.716cm">
          <draw:text-box>
            <text:p text:style-name="P3"><text:span text:style-name="T26">B</text:span></text:p>
          </draw:text-box>
        </draw:frame>
        <draw:line draw:style-name="gr46" draw:text-style-name="P2" draw:layer="layout" svg:x1="6.08cm" svg:y1="11.222cm" svg:x2="12.43cm" svg:y2="11.222cm">
          <text:p/>
        </draw:line>
        <draw:line draw:style-name="gr46" draw:text-style-name="P2" draw:layer="layout" svg:x1="8.62cm" svg:y1="16.318cm" svg:x2="14.97cm" svg:y2="16.302cm">
          <text:p/>
        </draw:line>
        <draw:line draw:style-name="gr46" draw:text-style-name="P2" draw:layer="layout" svg:x1="8.62cm" svg:y1="23.938cm" svg:x2="14.97cm" svg:y2="23.922cm">
          <text:p/>
        </draw:line>
        <draw:polyline draw:style-name="gr50" draw:text-style-name="P2" draw:layer="layout" svg:width="7.348cm" svg:height="7.175cm" draw:transform="rotate (-0.833569250752493) translate (7.60022013677358cm 2.19061341865795cm)" svg:viewBox="0 0 7349 7176" draw:points="1880,3761 0,2053 1707,173 3588,1880 5295,0 7176,1707 5468,3588 7349,5295 5641,7176 3761,5468">
          <text:p/>
        </draw:polyline>
        <draw:polyline draw:style-name="gr51" draw:text-style-name="P2" draw:layer="layout" svg:width="2.539cm" svg:height="2.539cm" draw:transform="rotate (-3.14159265358979) translate (6.08cm 8.651cm)" svg:viewBox="0 0 2540 2540" draw:points="0,2540 2540,2540 2540,0 0,0">
          <text:p/>
        </draw:polyline>
        <draw:polyline draw:style-name="gr50" draw:text-style-name="P2" draw:layer="layout" svg:width="7.348cm" svg:height="7.175cm" draw:transform="skewX (7.06397972388479E-017) rotate (0.833569250752492) translate (8.50961341865795cm 20.3312201367736cm)" svg:viewBox="0 0 7349 7176" draw:points="5468,3761 7349,2053 5641,173 3761,1880 2053,0 173,1707 1880,3588 0,5295 1707,7176 3588,5468">
          <text:p/>
        </draw:polyline>
        <draw:polyline draw:style-name="gr51" draw:text-style-name="P2" draw:layer="layout" svg:width="2.539cm" svg:height="2.539cm" draw:transform="rotate (-3.14159265358979) translate (17.51cm 21.351cm)" svg:viewBox="0 0 2540 2540" draw:points="2540,2540 0,2540 0,0 2540,0">
          <text:p/>
        </draw:polyline>
        <draw:g>
          <draw:frame draw:style-name="gr43" draw:text-style-name="P28" draw:layer="layout" svg:width="0.889cm" svg:height="1.174cm" svg:x="3.413cm" svg:y="9.684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3.8575cm 10.8735cm)" svg:viewBox="0 0 1706 898" draw:points="0,90 808,898 1706,0">
            <text:p/>
          </draw:polyline>
          <draw:frame draw:style-name="gr43" draw:text-style-name="P28" draw:layer="layout" svg:width="0.889cm" svg:height="1.174cm" svg:x="4.937cm" svg:y="11.287cm">
            <draw:text-box>
              <text:p><text:span text:style-name="T22">x</text:span></text:p>
            </draw:text-box>
          </draw:frame>
        </draw:g>
        <draw:g>
          <draw:frame draw:style-name="gr43" draw:text-style-name="P28" draw:layer="layout" svg:width="0.889cm" svg:height="1.174cm" svg:x="15.478cm" svg:y="22.384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15.9225cm 23.5735cm)" svg:viewBox="0 0 1706 898" draw:points="0,90 808,898 1706,0">
            <text:p/>
          </draw:polyline>
          <draw:frame draw:style-name="gr43" draw:text-style-name="P28" draw:layer="layout" svg:width="0.889cm" svg:height="1.174cm" svg:x="17.002cm" svg:y="23.987cm">
            <draw:text-box>
              <text:p><text:span text:style-name="T22">x</text:span></text:p>
            </draw:text-box>
          </draw:frame>
        </draw:g>
      </draw:page>
      <draw:page draw:name="page5" draw:style-name="dp1" draw:master-page-name="Default">
        <draw:line draw:style-name="gr46" draw:text-style-name="P2" draw:layer="layout" svg:x1="4.81cm" svg:y1="8.62cm" svg:x2="14.97cm" svg:y2="8.62cm">
          <text:p/>
        </draw:line>
        <draw:line draw:style-name="gr52" draw:text-style-name="P2" draw:layer="layout" svg:x1="4.81cm" svg:y1="6.08cm" svg:x2="14.335cm" svg:y2="6.08cm">
          <text:p/>
        </draw:line>
        <draw:line draw:style-name="gr46" draw:text-style-name="P2" draw:layer="layout" svg:x1="6.08cm" svg:y1="12.425cm" svg:x2="6.08cm" svg:y2="6.08cm">
          <text:p/>
        </draw:line>
        <draw:line draw:style-name="gr46" draw:text-style-name="P2" draw:layer="layout" svg:x1="13.7cm" svg:y1="12.425cm" svg:x2="13.7cm" svg:y2="6.08cm">
          <text:p/>
        </draw:line>
        <draw:line draw:style-name="gr46" draw:text-style-name="P2" draw:layer="layout" svg:x1="4.81cm" svg:y1="18.78cm" svg:x2="14.97cm" svg:y2="18.78cm">
          <text:p/>
        </draw:line>
        <draw:line draw:style-name="gr46" draw:text-style-name="P2" draw:layer="layout" svg:x1="11.16cm" svg:y1="21.193cm" svg:x2="11.16cm" svg:y2="14.97cm">
          <text:p/>
        </draw:line>
        <draw:line draw:style-name="gr46" draw:text-style-name="P2" draw:layer="layout" svg:x1="8.62cm" svg:y1="21.32cm" svg:x2="8.62cm" svg:y2="14.97cm">
          <text:p/>
        </draw:line>
        <draw:line draw:style-name="gr52" draw:text-style-name="P2" draw:layer="layout" svg:x1="5.445cm" svg:y1="21.32cm" svg:x2="14.97cm" svg:y2="21.32cm">
          <text:p/>
        </draw:line>
        <draw:custom-shape draw:style-name="gr47" draw:text-style-name="P29" draw:layer="layout" svg:width="2.54cm" svg:height="2.54cm" svg:x="8.62cm" svg:y="18.78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20.12cm" svg:x2="14.97cm" svg:y2="20.12cm">
          <text:p/>
        </draw:line>
        <draw:line draw:style-name="gr26" draw:text-style-name="P2" draw:layer="layout" svg:x1="4.81cm" svg:y1="17.58cm" svg:x2="14.97cm" svg:y2="17.58cm">
          <text:p/>
        </draw:line>
        <draw:line draw:style-name="gr26" draw:text-style-name="P2" draw:layer="layout" svg:x1="7.35cm" svg:y1="22.66cm" svg:x2="7.35cm" svg:y2="14.97cm">
          <text:p/>
        </draw:line>
        <draw:line draw:style-name="gr26" draw:text-style-name="P2" draw:layer="layout" svg:x1="9.89cm" svg:y1="22.66cm" svg:x2="9.89cm" svg:y2="14.97cm">
          <text:p/>
        </draw:line>
        <draw:line draw:style-name="gr26" draw:text-style-name="P2" draw:layer="layout" svg:x1="12.43cm" svg:y1="22.66cm" svg:x2="12.43cm" svg:y2="14.97cm">
          <text:p/>
        </draw:line>
        <draw:frame draw:style-name="gr9" draw:text-style-name="P13" draw:layer="layout" svg:width="2.032cm" svg:height="1.343cm" svg:x="6.207cm" svg:y="20.142cm">
          <draw:text-box>
            <text:p text:style-name="P3"><text:span text:style-name="T10">(</text:span><text:span text:style-name="T1">i-1,1</text:span><text:span text:style-name="T10">)</text:span></text:p>
          </draw:text-box>
        </draw:frame>
        <draw:frame draw:style-name="gr6" draw:text-style-name="P13" draw:layer="layout" svg:width="1.651cm" svg:height="0.797cm" svg:x="9.128cm" svg:y="20.12cm">
          <draw:text-box>
            <text:p text:style-name="P3"><text:span text:style-name="T10">(</text:span><text:span text:style-name="T1">i,1</text:span><text:span text:style-name="T10">)</text:span></text:p>
          </draw:text-box>
        </draw:frame>
        <draw:frame draw:style-name="gr9" draw:text-style-name="P13" draw:layer="layout" svg:width="2.032cm" svg:height="1.343cm" svg:x="11.541cm" svg:y="20.142cm">
          <draw:text-box>
            <text:p text:style-name="P3"><text:span text:style-name="T10">(</text:span><text:span text:style-name="T1">i+1,1</text:span><text:span text:style-name="T10">)</text:span></text:p>
          </draw:text-box>
        </draw:frame>
        <draw:frame draw:style-name="gr6" draw:text-style-name="P13" draw:layer="layout" svg:width="1.651cm" svg:height="0.797cm" svg:x="9.128cm" svg:y="17.58cm">
          <draw:text-box>
            <text:p text:style-name="P3"><text:span text:style-name="T10">(</text:span><text:span text:style-name="T1">i,2</text:span><text:span text:style-name="T10">)</text:span></text:p>
          </draw:text-box>
        </draw:frame>
        <draw:frame draw:style-name="gr6" draw:text-style-name="P14" draw:layer="layout" svg:width="1.651cm" svg:height="0.797cm" svg:x="9.128cm" svg:y="21.92cm">
          <draw:text-box>
            <text:p text:style-name="P3"><text:span text:style-name="T11">(</text:span><text:span text:style-name="T7">i,0</text:span><text:span text:style-name="T11">)</text:span></text:p>
          </draw:text-box>
        </draw:frame>
        <draw:custom-shape draw:style-name="gr4" draw:text-style-name="P3" draw:layer="layout" svg:width="0.254cm" svg:height="0.254cm" svg:x="7.22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7cm" svg:y="22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23cm" svg:y="2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cm" svg:y="22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6.842cm" svg:y="19.324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9.382cm" svg:y="19.38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049cm" svg:y="19.345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9.509cm" svg:y="16.84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9.509cm" svg:y="22.682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7.858cm" svg:y="19.761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9.763cm" svg:y="21.031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9.255cm" svg:y="17.983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033cm" svg:y="19.328cm">
            <draw:text-box>
              <text:p><text:span text:style-name="T24">e</text:span></text:p>
            </draw:text-box>
          </draw:frame>
        </draw:g>
        <draw:line draw:style-name="gr46" draw:text-style-name="P2" draw:layer="layout" svg:x1="4.81cm" svg:y1="16.24cm" svg:x2="14.97cm" svg:y2="16.24cm">
          <text:p/>
        </draw:line>
        <draw:polyline draw:style-name="gr51" draw:text-style-name="P2" draw:layer="layout" svg:width="2.539cm" svg:height="2.539cm" draw:transform="rotate (-1.5707963267949) translate (11.16cm 21.32cm)" svg:viewBox="0 0 2540 2540" draw:points="0,2540 2540,2540 2540,0 0,0">
          <text:p/>
        </draw:polyline>
        <draw:line draw:style-name="gr46" draw:text-style-name="P2" draw:layer="layout" svg:x1="6.08cm" svg:y1="21.32cm" svg:x2="6.08cm" svg:y2="14.97cm">
          <text:p/>
        </draw:line>
        <draw:line draw:style-name="gr46" draw:text-style-name="P2" draw:layer="layout" svg:x1="13.7cm" svg:y1="21.32cm" svg:x2="13.7cm" svg:y2="14.97cm">
          <text:p/>
        </draw:line>
        <draw:polyline draw:style-name="gr50" draw:text-style-name="P2" draw:layer="layout" svg:width="7.536cm" svg:height="7.139cm" draw:transform="rotate (0.674569755895808) translate (4.59293757884942cm 19.460519511755cm)" svg:viewBox="0 0 7537 7140" draw:points="1984,3967 0,2381 1586,397 3570,1984 5156,0 7140,1586 5554,3570 7537,5156 5951,7140 3967,5554">
          <text:p/>
        </draw:polyline>
        <draw:frame draw:style-name="gr43" draw:text-style-name="P32" draw:layer="layout" svg:width="1.397cm" svg:height="1.174cm" svg:x="4.429cm" svg:y="20.685cm">
          <draw:text-box>
            <text:p text:style-name="P3"><text:span text:style-name="T26">C</text:span></text:p>
          </draw:text-box>
        </draw:frame>
        <draw:line draw:style-name="gr46" draw:text-style-name="P2" draw:layer="layout" svg:x1="6.08cm" svg:y1="8.625cm" svg:x2="13.7cm" svg:y2="8.625cm">
          <text:p/>
        </draw:line>
        <draw:line draw:style-name="gr46" draw:text-style-name="P2" draw:layer="layout" svg:x1="8.62cm" svg:y1="12.43cm" svg:x2="8.62cm" svg:y2="6.085cm">
          <text:p/>
        </draw:line>
        <draw:line draw:style-name="gr46" draw:text-style-name="P2" draw:layer="layout" svg:x1="11.16cm" svg:y1="12.43cm" svg:x2="11.16cm" svg:y2="6.085cm">
          <text:p/>
        </draw:line>
        <draw:custom-shape draw:style-name="gr53" draw:text-style-name="P29" draw:layer="layout" svg:width="2.54cm" svg:height="2.54cm" svg:x="8.62cm" svg:y="6.08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4.81cm" svg:y1="9.925cm" svg:x2="14.97cm" svg:y2="9.925cm">
          <text:p/>
        </draw:line>
        <draw:line draw:style-name="gr26" draw:text-style-name="P2" draw:layer="layout" svg:x1="4.81cm" svg:y1="7.35cm" svg:x2="14.97cm" svg:y2="7.385cm">
          <text:p/>
        </draw:line>
        <draw:line draw:style-name="gr26" draw:text-style-name="P2" draw:layer="layout" svg:x1="7.35cm" svg:y1="12.303cm" svg:x2="7.35cm" svg:y2="4.845cm">
          <text:p/>
        </draw:line>
        <draw:line draw:style-name="gr26" draw:text-style-name="P2" draw:layer="layout" svg:x1="9.89cm" svg:y1="12.43cm" svg:x2="9.89cm" svg:y2="4.845cm">
          <text:p/>
        </draw:line>
        <draw:line draw:style-name="gr26" draw:text-style-name="P2" draw:layer="layout" svg:x1="12.43cm" svg:y1="12.43cm" svg:x2="12.43cm" svg:y2="4.845cm">
          <text:p/>
        </draw:line>
        <draw:custom-shape draw:style-name="gr4" draw:text-style-name="P3" draw:layer="layout" svg:width="0.254cm" svg:height="0.254cm" svg:x="7.22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286cm" svg:y="4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7.202cm" svg:y="4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2.54cm" svg:height="0.797cm" svg:x="8.62cm" svg:y="10.452cm">
          <draw:text-box>
            <text:p text:style-name="P3"><text:span text:style-name="T10">(</text:span><text:span text:style-name="T1">i,Ny-1</text:span><text:span text:style-name="T10">)</text:span></text:p>
          </draw:text-box>
        </draw:frame>
        <draw:frame draw:style-name="gr6" draw:text-style-name="P13" draw:layer="layout" svg:width="2.159cm" svg:height="0.797cm" svg:x="6.08cm" svg:y="7.385cm">
          <draw:text-box>
            <text:p text:style-name="P3"><text:span text:style-name="T10">(</text:span><text:span text:style-name="T1">i-1,Ny</text:span><text:span text:style-name="T10">)</text:span></text:p>
          </draw:text-box>
        </draw:frame>
        <draw:frame draw:style-name="gr6" draw:text-style-name="P13" draw:layer="layout" svg:width="1.778cm" svg:height="0.797cm" svg:x="9.001cm" svg:y="7.385cm">
          <draw:text-box>
            <text:p text:style-name="P3"><text:span text:style-name="T10">(</text:span><text:span text:style-name="T1">i,Ny</text:span><text:span text:style-name="T10">)</text:span></text:p>
          </draw:text-box>
        </draw:frame>
        <draw:frame draw:style-name="gr6" draw:text-style-name="P13" draw:layer="layout" svg:width="2.286cm" svg:height="0.797cm" svg:x="11.287cm" svg:y="7.385cm">
          <draw:text-box>
            <text:p text:style-name="P3"><text:span text:style-name="T10">(</text:span><text:span text:style-name="T1">i+1,Ny</text:span><text:span text:style-name="T10">)</text:span></text:p>
          </draw:text-box>
        </draw:frame>
        <draw:frame draw:style-name="gr6" draw:text-style-name="P10" draw:layer="layout" svg:width="2.54cm" svg:height="0.797cm" svg:x="8.62cm" svg:y="3.545cm">
          <draw:text-box>
            <text:p text:style-name="P3"><text:span text:style-name="T11">(</text:span><text:span text:style-name="T7">i,Ny+1</text:span><text:span text:style-name="T11">)</text:span></text:p>
          </draw:text-box>
        </draw:frame>
        <draw:custom-shape draw:style-name="gr4" draw:text-style-name="P3" draw:layer="layout" svg:width="0.254cm" svg:height="0.254cm" svg:x="7.22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9.761cm" svg:y="4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6.842cm" svg:y="6.537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9.382cm" svg:y="6.593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049cm" svg:y="6.558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9.509cm" svg:y="4.053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9.509cm" svg:y="9.895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7.858cm" svg:y="6.974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9.763cm" svg:y="8.244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9.255cm" svg:y="5.196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033cm" svg:y="6.541cm">
            <draw:text-box>
              <text:p><text:span text:style-name="T24">e</text:span></text:p>
            </draw:text-box>
          </draw:frame>
        </draw:g>
        <draw:line draw:style-name="gr46" draw:text-style-name="P2" draw:layer="layout" svg:x1="4.81cm" svg:y1="11.16cm" svg:x2="14.97cm" svg:y2="11.16cm">
          <text:p/>
        </draw:line>
        <draw:polyline draw:style-name="gr50" draw:text-style-name="P2" draw:layer="layout" svg:width="7.348cm" svg:height="7.175cm" draw:transform="rotate (2.40366744584659) translate (10.1281788877546cm 12.5420942151744cm)" svg:viewBox="0 0 7349 7176" draw:points="5468,3761 7349,2053 5641,173 3761,1880 2053,0 173,1707 1880,3588 0,5295 1707,7176 3588,5468">
          <text:p/>
        </draw:polyline>
        <draw:polyline draw:style-name="gr51" draw:text-style-name="P2" draw:layer="layout" svg:width="2.539cm" svg:height="2.539cm" draw:transform="rotate (-1.5707963267949) translate (11.16cm 3.54000000000001cm)" svg:viewBox="0 0 2540 2540" draw:points="2540,2540 0,2540 0,0 2540,0">
          <text:p/>
        </draw:polyline>
        <draw:line draw:style-name="gr52" draw:text-style-name="P2" draw:layer="layout" svg:x1="17.256cm" svg:y1="-7.89cm" svg:x2="26.781cm" svg:y2="-7.89cm">
          <text:p/>
        </draw:line>
        <draw:frame draw:style-name="gr43" draw:text-style-name="P32" draw:layer="layout" svg:width="1.397cm" svg:height="1.174cm" svg:x="14.081cm" svg:y="5.445cm">
          <draw:text-box>
            <text:p text:style-name="P3"><text:span text:style-name="T26">D</text:span></text:p>
          </draw:text-box>
        </draw:frame>
        <draw:g>
          <draw:frame draw:style-name="gr54" draw:text-style-name="P28" draw:layer="layout" svg:width="0.889cm" svg:height="1.174cm" svg:x="5.191cm" svg:y="9.526cm">
            <draw:text-box>
              <text:p><text:span text:style-name="T22">y</text:span></text:p>
            </draw:text-box>
          </draw:frame>
          <draw:polyline draw:style-name="gr55" draw:text-style-name="P2" draw:layer="layout" svg:width="1.705cm" svg:height="0.897cm" draw:transform="rotate (-0.785398163397448) translate (5.6355cm 10.7155cm)" svg:viewBox="0 0 1706 898" draw:points="0,90 808,898 1706,0">
            <text:p/>
          </draw:polyline>
          <draw:frame draw:style-name="gr54" draw:text-style-name="P28" draw:layer="layout" svg:width="0.889cm" svg:height="1.174cm" svg:x="6.715cm" svg:y="11.129cm">
            <draw:text-box>
              <text:p><text:span text:style-name="T22">x</text:span></text:p>
            </draw:text-box>
          </draw:frame>
        </draw:g>
        <draw:g>
          <draw:frame draw:style-name="gr54" draw:text-style-name="P28" draw:layer="layout" svg:width="0.889cm" svg:height="1.174cm" svg:x="12.938cm" svg:y="14.479cm">
            <draw:text-box>
              <text:p><text:span text:style-name="T22">y</text:span></text:p>
            </draw:text-box>
          </draw:frame>
          <draw:polyline draw:style-name="gr55" draw:text-style-name="P2" draw:layer="layout" svg:width="1.705cm" svg:height="0.897cm" draw:transform="rotate (-0.785398163397448) translate (13.3825cm 15.6685cm)" svg:viewBox="0 0 1706 898" draw:points="0,90 808,898 1706,0">
            <text:p/>
          </draw:polyline>
          <draw:frame draw:style-name="gr54" draw:text-style-name="P28" draw:layer="layout" svg:width="0.889cm" svg:height="1.174cm" svg:x="14.462cm" svg:y="16.082cm">
            <draw:text-box>
              <text:p><text:span text:style-name="T22">x</text:span></text:p>
            </draw:text-box>
          </draw:frame>
        </draw:g>
      </draw:page>
      <draw:page draw:name="page6" draw:style-name="dp1" draw:master-page-name="Default">
        <draw:polyline draw:style-name="gr45" draw:text-style-name="P2" draw:layer="layout" svg:width="6.984cm" svg:height="6.984cm" draw:transform="rotate (1.5707963267949) translate (7.35cm 11.16cm)" svg:viewBox="0 0 6985 6985" draw:points="6985,0 0,0 0,6985">
          <text:p/>
        </draw:polyline>
        <draw:custom-shape draw:style-name="gr47" draw:text-style-name="P29" draw:layer="layout" svg:width="2.54cm" svg:height="2.54cm" svg:x="7.35cm" svg:y="8.6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6.08cm" svg:y1="9.925cm" svg:x2="14.97cm" svg:y2="9.89cm">
          <text:p/>
        </draw:line>
        <draw:line draw:style-name="gr26" draw:text-style-name="P2" draw:layer="layout" svg:x1="6.08cm" svg:y1="7.385cm" svg:x2="14.97cm" svg:y2="7.35cm">
          <text:p/>
        </draw:line>
        <draw:line draw:style-name="gr26" draw:text-style-name="P2" draw:layer="layout" svg:x1="5.953cm" svg:y1="4.845cm" svg:x2="14.97cm" svg:y2="4.81cm">
          <text:p/>
        </draw:line>
        <draw:line draw:style-name="gr26" draw:text-style-name="P2" draw:layer="layout" svg:x1="8.62cm" svg:y1="12.465cm" svg:x2="8.62cm" svg:y2="3.54cm">
          <text:p/>
        </draw:line>
        <draw:line draw:style-name="gr26" draw:text-style-name="P2" draw:layer="layout" svg:x1="11.16cm" svg:y1="12.465cm" svg:x2="11.16cm" svg:y2="3.54cm">
          <text:p/>
        </draw:line>
        <draw:line draw:style-name="gr26" draw:text-style-name="P2" draw:layer="layout" svg:x1="13.7cm" svg:y1="12.465cm" svg:x2="13.7cm" svg:y2="3.54cm">
          <text:p/>
        </draw:line>
        <draw:custom-shape draw:style-name="gr4" draw:text-style-name="P3" draw:layer="layout" svg:width="0.254cm" svg:height="0.254cm" svg:x="8.49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5.95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651cm" svg:height="0.797cm" svg:x="7.731cm" svg:y="9.89cm">
          <draw:text-box>
            <text:p text:style-name="P3"><text:span text:style-name="T10">(</text:span><text:span text:style-name="T1">1,1</text:span><text:span text:style-name="T10">)</text:span></text:p>
          </draw:text-box>
        </draw:frame>
        <draw:frame draw:style-name="gr6" draw:text-style-name="P14" draw:layer="layout" svg:width="1.778cm" svg:height="0.797cm" svg:x="5.191cm" svg:y="9.925cm">
          <draw:text-box>
            <text:p text:style-name="P3"><text:span text:style-name="T11">(</text:span><text:span text:style-name="T7">0,1</text:span><text:span text:style-name="T11">)</text:span></text:p>
          </draw:text-box>
        </draw:frame>
        <draw:frame draw:style-name="gr6" draw:text-style-name="P13" draw:layer="layout" svg:width="1.651cm" svg:height="0.797cm" svg:x="10.398cm" svg:y="9.925cm">
          <draw:text-box>
            <text:p text:style-name="P3"><text:span text:style-name="T10">(</text:span><text:span text:style-name="T1">2,1</text:span><text:span text:style-name="T10">)</text:span></text:p>
          </draw:text-box>
        </draw:frame>
        <draw:frame draw:style-name="gr6" draw:text-style-name="P13" draw:layer="layout" svg:width="1.651cm" svg:height="0.797cm" svg:x="12.938cm" svg:y="9.925cm">
          <draw:text-box>
            <text:p text:style-name="P3"><text:span text:style-name="T10">(</text:span><text:span text:style-name="T1">3,1</text:span><text:span text:style-name="T10">)</text:span></text:p>
          </draw:text-box>
        </draw:frame>
        <draw:frame draw:style-name="gr6" draw:text-style-name="P13" draw:layer="layout" svg:width="1.651cm" svg:height="0.797cm" svg:x="7.858cm" svg:y="7.385cm">
          <draw:text-box>
            <text:p text:style-name="P3"><text:span text:style-name="T10">(</text:span><text:span text:style-name="T1">1,2</text:span><text:span text:style-name="T10">)</text:span></text:p>
          </draw:text-box>
        </draw:frame>
        <draw:frame draw:style-name="gr6" draw:text-style-name="P13" draw:layer="layout" svg:width="1.651cm" svg:height="0.797cm" svg:x="10.398cm" svg:y="7.385cm">
          <draw:text-box>
            <text:p text:style-name="P3"><text:span text:style-name="T10">(</text:span><text:span text:style-name="T1">2,2</text:span><text:span text:style-name="T10">)</text:span></text:p>
          </draw:text-box>
        </draw:frame>
        <draw:frame draw:style-name="gr6" draw:text-style-name="P13" draw:layer="layout" svg:width="1.651cm" svg:height="0.797cm" svg:x="12.938cm" svg:y="7.35cm">
          <draw:text-box>
            <text:p text:style-name="P3"><text:span text:style-name="T10">(</text:span><text:span text:style-name="T1">3,2</text:span><text:span text:style-name="T10">)</text:span></text:p>
          </draw:text-box>
        </draw:frame>
        <draw:frame draw:style-name="gr6" draw:text-style-name="P13" draw:layer="layout" svg:width="1.651cm" svg:height="0.797cm" svg:x="7.858cm" svg:y="4.845cm">
          <draw:text-box>
            <text:p text:style-name="P3"><text:span text:style-name="T10">(</text:span><text:span text:style-name="T1">1,3</text:span><text:span text:style-name="T10">)</text:span></text:p>
          </draw:text-box>
        </draw:frame>
        <draw:frame draw:style-name="gr6" draw:text-style-name="P13" draw:layer="layout" svg:width="1.651cm" svg:height="0.797cm" svg:x="10.398cm" svg:y="4.845cm">
          <draw:text-box>
            <text:p text:style-name="P3"><text:span text:style-name="T10">(</text:span><text:span text:style-name="T1">2,3</text:span><text:span text:style-name="T10">)</text:span></text:p>
          </draw:text-box>
        </draw:frame>
        <draw:frame draw:style-name="gr6" draw:text-style-name="P14" draw:layer="layout" svg:width="1.778cm" svg:height="0.797cm" svg:x="5.191cm" svg:y="7.35cm">
          <draw:text-box>
            <text:p text:style-name="P3"><text:span text:style-name="T11">(</text:span><text:span text:style-name="T7">0,2</text:span><text:span text:style-name="T11">)</text:span></text:p>
          </draw:text-box>
        </draw:frame>
        <draw:frame draw:style-name="gr6" draw:text-style-name="P14" draw:layer="layout" svg:width="1.778cm" svg:height="0.797cm" svg:x="5.191cm" svg:y="4.845cm">
          <draw:text-box>
            <text:p text:style-name="P3"><text:span text:style-name="T11">(</text:span><text:span text:style-name="T7">0,3</text:span><text:span text:style-name="T11">)</text:span></text:p>
          </draw:text-box>
        </draw:frame>
        <draw:frame draw:style-name="gr6" draw:text-style-name="P14" draw:layer="layout" svg:width="1.651cm" svg:height="0.797cm" svg:x="12.938cm" svg:y="12.522cm">
          <draw:text-box>
            <text:p text:style-name="P3"><text:span text:style-name="T11">(</text:span><text:span text:style-name="T7">3,0</text:span><text:span text:style-name="T11">)</text:span></text:p>
          </draw:text-box>
        </draw:frame>
        <draw:frame draw:style-name="gr6" draw:text-style-name="P14" draw:layer="layout" svg:width="1.651cm" svg:height="0.797cm" svg:x="10.398cm" svg:y="12.522cm">
          <draw:text-box>
            <text:p text:style-name="P3"><text:span text:style-name="T11">(</text:span><text:span text:style-name="T7">2,0</text:span><text:span text:style-name="T11">)</text:span></text:p>
          </draw:text-box>
        </draw:frame>
        <draw:frame draw:style-name="gr6" draw:text-style-name="P14" draw:layer="layout" svg:width="1.651cm" svg:height="0.797cm" svg:x="7.223cm" svg:y="11.76cm">
          <draw:text-box>
            <text:p text:style-name="P3"><text:span text:style-name="T11">(</text:span><text:span text:style-name="T7">1,0</text:span><text:span text:style-name="T11">)</text:span></text:p>
          </draw:text-box>
        </draw:frame>
        <draw:custom-shape draw:style-name="gr4" draw:text-style-name="P3" draw:layer="layout" svg:width="0.254cm" svg:height="0.254cm" svg:x="8.49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573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3.577cm" svg:y="1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8.493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1.03cm" svg:y="12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0" draw:layer="layout" svg:width="0.762cm" svg:height="0.797cm" svg:x="5.572cm" svg:y="9.072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8.112cm" svg:y="9.128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0.779cm" svg:y="9.093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8.239cm" svg:y="6.588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8.239cm" svg:y="12.43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6.588cm" svg:y="9.509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8.493cm" svg:y="10.779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7.985cm" svg:y="7.731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9.763cm" svg:y="9.076cm">
            <draw:text-box>
              <text:p><text:span text:style-name="T24">e</text:span></text:p>
            </draw:text-box>
          </draw:frame>
        </draw:g>
        <draw:line draw:style-name="gr56" draw:text-style-name="P2" draw:layer="layout" svg:x1="9.89cm" svg:y1="6.08cm" svg:x2="14.97cm" svg:y2="6.08cm">
          <text:p/>
        </draw:line>
        <draw:line draw:style-name="gr56" draw:text-style-name="P2" draw:layer="layout" svg:x1="12.43cm" svg:y1="8.62cm" svg:x2="14.97cm" svg:y2="8.62cm">
          <text:p/>
        </draw:line>
        <draw:line draw:style-name="gr56" draw:text-style-name="P2" draw:layer="layout" svg:x1="12.43cm" svg:y1="8.62cm" svg:x2="12.43cm" svg:y2="3.54cm">
          <text:p/>
        </draw:line>
        <draw:line draw:style-name="gr56" draw:text-style-name="P2" draw:layer="layout" svg:x1="9.89cm" svg:y1="6.08cm" svg:x2="9.89cm" svg:y2="3.54cm">
          <text:p/>
        </draw:line>
        <draw:polyline draw:style-name="gr50" draw:text-style-name="P2" draw:layer="layout" svg:width="7.183cm" svg:height="3.591cm" draw:transform="skewX (-7.21817611438775E-017) rotate (-0.785398163397448) translate (8.62cm 4.81cm)" svg:viewBox="0 0 7184 3592" draw:points="1796,3592 0,1796 1796,0 3592,1796 5388,0 7184,1796 5388,3592">
          <text:p/>
        </draw:polyline>
        <draw:polyline draw:style-name="gr57" draw:text-style-name="P2" draw:layer="layout" svg:width="7.183cm" svg:height="3.591cm" draw:transform="rotate (2.35619449019234) translate (8.62000000000005cm 14.97cm)" svg:viewBox="0 0 7184 3592" draw:points="1796,3592 0,1796 1796,0 3592,1796 5388,0 7184,1796 5388,3592">
          <text:p/>
        </draw:polyline>
        <draw:frame draw:style-name="gr43" draw:text-style-name="P32" draw:layer="layout" svg:width="1.397cm" svg:height="1.174cm" svg:x="6.715cm" svg:y="3.255cm">
          <draw:text-box>
            <text:p text:style-name="P3"><text:span text:style-name="T26">A</text:span></text:p>
          </draw:text-box>
        </draw:frame>
        <draw:frame draw:style-name="gr43" draw:text-style-name="P32" draw:layer="layout" svg:width="1.397cm" svg:height="1.174cm" svg:x="13.954cm" svg:y="10.525cm">
          <draw:text-box>
            <text:p text:style-name="P3"><text:span text:style-name="T26">C</text:span></text:p>
          </draw:text-box>
        </draw:frame>
        <draw:g>
          <draw:frame draw:style-name="gr43" draw:text-style-name="P28" draw:layer="layout" svg:width="0.889cm" svg:height="1.174cm" svg:x="12.811cm" svg:y="2.922cm">
            <draw:text-box>
              <text:p><text:span text:style-name="T22">y</text:span></text:p>
            </draw:text-box>
          </draw:frame>
          <draw:polyline draw:style-name="gr44" draw:text-style-name="P2" draw:layer="layout" svg:width="1.705cm" svg:height="0.897cm" draw:transform="rotate (-0.785398163397448) translate (13.2555cm 4.1115cm)" svg:viewBox="0 0 1706 898" draw:points="0,90 808,898 1706,0">
            <text:p/>
          </draw:polyline>
          <draw:frame draw:style-name="gr43" draw:text-style-name="P28" draw:layer="layout" svg:width="0.889cm" svg:height="1.174cm" svg:x="14.335cm" svg:y="4.525cm">
            <draw:text-box>
              <text:p><text:span text:style-name="T22">x</text:span></text:p>
            </draw:text-box>
          </draw:frame>
        </draw:g>
      </draw:page>
      <draw:page draw:name="page7" draw:style-name="dp1" draw:master-page-name="Default">
        <draw:g>
          <draw:frame draw:style-name="gr13" draw:text-style-name="P30" draw:layer="layout" svg:width="0.762cm" svg:height="0.797cm" svg:x="7.731cm" svg:y="14.879cm">
            <draw:text-box>
              <text:p><text:span text:style-name="T23">W</text:span></text:p>
            </draw:text-box>
          </draw:frame>
          <draw:frame draw:style-name="gr13" draw:text-style-name="P30" draw:layer="layout" svg:width="0.762cm" svg:height="0.797cm" svg:x="10.271cm" svg:y="14.935cm">
            <draw:text-box>
              <text:p><text:span text:style-name="T23">P</text:span></text:p>
            </draw:text-box>
          </draw:frame>
          <draw:frame draw:style-name="gr13" draw:text-style-name="P30" draw:layer="layout" svg:width="0.762cm" svg:height="0.797cm" svg:x="12.938cm" svg:y="14.9cm">
            <draw:text-box>
              <text:p><text:span text:style-name="T23">E</text:span></text:p>
            </draw:text-box>
          </draw:frame>
          <draw:frame draw:style-name="gr13" draw:text-style-name="P30" draw:layer="layout" svg:width="0.762cm" svg:height="0.797cm" svg:x="10.398cm" svg:y="12.395cm">
            <draw:text-box>
              <text:p><text:span text:style-name="T23">N</text:span></text:p>
            </draw:text-box>
          </draw:frame>
          <draw:frame draw:style-name="gr13" draw:text-style-name="P30" draw:layer="layout" svg:width="0.762cm" svg:height="0.797cm" svg:x="10.398cm" svg:y="18.237cm">
            <draw:text-box>
              <text:p><text:span text:style-name="T23">S</text:span></text:p>
            </draw:text-box>
          </draw:frame>
          <draw:frame draw:style-name="gr49" draw:text-style-name="P31" draw:layer="layout" svg:width="0.762cm" svg:height="1.115cm" svg:x="8.747cm" svg:y="15.316cm">
            <draw:text-box>
              <text:p><text:span text:style-name="T24">w</text:span></text:p>
            </draw:text-box>
          </draw:frame>
          <draw:frame draw:style-name="gr49" draw:text-style-name="P31" draw:layer="layout" svg:width="0.762cm" svg:height="1.115cm" svg:x="10.652cm" svg:y="16.586cm">
            <draw:text-box>
              <text:p><text:span text:style-name="T24">s</text:span></text:p>
            </draw:text-box>
          </draw:frame>
          <draw:frame draw:style-name="gr49" draw:text-style-name="P31" draw:layer="layout" svg:width="0.762cm" svg:height="1.115cm" svg:x="10.144cm" svg:y="13.538cm">
            <draw:text-box>
              <text:p><text:span text:style-name="T24">n</text:span></text:p>
            </draw:text-box>
          </draw:frame>
          <draw:frame draw:style-name="gr49" draw:text-style-name="P31" draw:layer="layout" svg:width="0.762cm" svg:height="1.115cm" svg:x="11.922cm" svg:y="14.883cm">
            <draw:text-box>
              <text:p><text:span text:style-name="T24">e</text:span></text:p>
            </draw:text-box>
          </draw:frame>
        </draw:g>
      </draw:page>
      <draw:page draw:name="page8" draw:style-name="dp1" draw:master-page-name="Default">
        <draw:custom-shape draw:style-name="gr58" draw:text-style-name="P33" draw:layer="layout" svg:width="2.54cm" svg:height="0.508cm" svg:x="8.62cm" svg:y="4.557cm">
          <text:p/>
          <draw:enhanced-geometry svg:viewBox="0 0 21600 21600" draw:type="rectangle" draw:enhanced-path="M 0 0 L 21600 0 21600 21600 0 21600 0 0 Z N"/>
        </draw:custom-shape>
        <draw:line draw:style-name="gr59" draw:text-style-name="P2" draw:layer="layout" svg:x1="5.445cm" svg:y1="4.81cm" svg:x2="14.335cm" svg:y2="4.81cm">
          <text:p/>
        </draw:line>
        <draw:line draw:style-name="gr60" draw:text-style-name="P2" draw:layer="layout" svg:x1="6.08cm" svg:y1="4.557cm" svg:x2="6.08cm" svg:y2="5.065cm">
          <text:p/>
        </draw:line>
        <draw:line draw:style-name="gr61" draw:text-style-name="P2" draw:layer="layout" svg:x1="8.62cm" svg:y1="4.557cm" svg:x2="8.62cm" svg:y2="5.065cm">
          <text:p/>
        </draw:line>
        <draw:line draw:style-name="gr61" draw:text-style-name="P2" draw:layer="layout" svg:x1="11.16cm" svg:y1="4.557cm" svg:x2="11.16cm" svg:y2="5.065cm">
          <text:p/>
        </draw:line>
        <draw:line draw:style-name="gr60" draw:text-style-name="P2" draw:layer="layout" svg:x1="13.7cm" svg:y1="4.557cm" svg:x2="13.7cm" svg:y2="5.065cm">
          <text:p/>
        </draw:line>
        <draw:custom-shape draw:style-name="gr4" draw:text-style-name="P3" draw:layer="layout" svg:width="0.254cm" svg:height="0.254cm" svg:x="7.22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8.62cm" svg:y1="3.54cm" svg:x2="11.16cm" svg:y2="3.54cm">
          <text:p/>
        </draw:line>
        <draw:frame draw:style-name="gr13" draw:text-style-name="P4" draw:layer="layout" svg:width="0.762cm" svg:height="0.797cm" svg:x="9.509cm" svg:y="3.92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2.049cm" svg:y="3.921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842cm" svg:y="3.921cm">
          <draw:text-box>
            <text:p><text:span text:style-name="T1">W</text:span></text:p>
          </draw:text-box>
        </draw:frame>
        <draw:frame draw:style-name="gr16" draw:text-style-name="P34" draw:layer="layout" svg:width="0.762cm" svg:height="1.068cm" svg:x="8.112cm" svg:y="4.683cm">
          <draw:text-box>
            <text:p><text:span text:style-name="T27">w</text:span></text:p>
          </draw:text-box>
        </draw:frame>
        <draw:frame draw:style-name="gr16" draw:text-style-name="P34" draw:layer="layout" svg:width="0.762cm" svg:height="1.068cm" svg:x="10.779cm" svg:y="4.683cm">
          <draw:text-box>
            <text:p><text:span text:style-name="T27">e</text:span></text:p>
          </draw:text-box>
        </draw:frame>
        <draw:line draw:style-name="gr63" draw:text-style-name="P2" draw:layer="layout" svg:x1="7.35cm" svg:y1="5.827cm" svg:x2="9.89cm" svg:y2="5.827cm">
          <text:p/>
        </draw:line>
        <draw:line draw:style-name="gr63" draw:text-style-name="P2" draw:layer="layout" svg:x1="9.89cm" svg:y1="5.827cm" svg:x2="12.43cm" svg:y2="5.827cm">
          <text:p/>
        </draw:line>
        <draw:frame draw:style-name="gr64" draw:text-style-name="P9" draw:layer="layout" svg:width="1.651cm" svg:height="1.297cm" svg:x="7.858cm" svg:y="5.572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64" draw:text-style-name="P9" draw:layer="layout" svg:width="1.778cm" svg:height="1.297cm" svg:x="10.398cm" svg:y="5.572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4" draw:text-style-name="P9" draw:layer="layout" svg:width="1.778cm" svg:height="1.297cm" svg:x="9.001cm" svg:y="2.37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custom-shape draw:style-name="gr58" draw:text-style-name="P33" draw:layer="layout" svg:width="2.54cm" svg:height="0.508cm" svg:x="7.35cm" svg:y="10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2" draw:layer="layout" svg:x1="5.445cm" svg:y1="11.16cm" svg:x2="14.335cm" svg:y2="11.16cm">
          <text:p/>
        </draw:line>
        <draw:line draw:style-name="gr60" draw:text-style-name="P2" draw:layer="layout" svg:x1="6.08cm" svg:y1="10.907cm" svg:x2="6.08cm" svg:y2="11.415cm">
          <text:p/>
        </draw:line>
        <draw:line draw:style-name="gr61" draw:text-style-name="P2" draw:layer="layout" svg:x1="7.35cm" svg:y1="10.906cm" svg:x2="7.35cm" svg:y2="11.414cm">
          <text:p/>
        </draw:line>
        <draw:line draw:style-name="gr61" draw:text-style-name="P2" draw:layer="layout" svg:x1="9.89cm" svg:y1="10.906cm" svg:x2="9.89cm" svg:y2="11.414cm">
          <text:p/>
        </draw:line>
        <draw:line draw:style-name="gr60" draw:text-style-name="P2" draw:layer="layout" svg:x1="13.7cm" svg:y1="10.906cm" svg:x2="13.7cm" svg:y2="11.414cm">
          <text:p/>
        </draw:line>
        <draw:custom-shape draw:style-name="gr4" draw:text-style-name="P3" draw:layer="layout" svg:width="0.254cm" svg:height="0.254cm" svg:x="6.58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668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762cm" svg:height="0.797cm" svg:x="8.239cm" svg:y="10.27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1.414cm" svg:y="10.271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207cm" svg:y="10.271cm">
          <draw:text-box>
            <text:p><text:span text:style-name="T1">W</text:span></text:p>
          </draw:text-box>
        </draw:frame>
        <draw:line draw:style-name="gr62" draw:text-style-name="P2" draw:layer="layout" svg:x1="6.715cm" svg:y1="12.177cm" svg:x2="8.62cm" svg:y2="12.176cm">
          <text:p/>
        </draw:line>
        <draw:line draw:style-name="gr62" draw:text-style-name="P2" draw:layer="layout" svg:x1="8.62cm" svg:y1="12.176cm" svg:x2="11.795cm" svg:y2="12.176cm">
          <text:p/>
        </draw:line>
        <draw:frame draw:style-name="gr64" draw:text-style-name="P9" draw:layer="layout" svg:width="1.778cm" svg:height="1.297cm" svg:x="6.842cm" svg:y="11.895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64" draw:text-style-name="P9" draw:layer="layout" svg:width="1.778cm" svg:height="1.297cm" svg:x="9.382cm" svg:y="11.895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custom-shape draw:style-name="gr65" draw:text-style-name="P33" draw:layer="layout" svg:width="1.905cm" svg:height="0.508cm" svg:x="7.35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2" draw:layer="layout" svg:x1="5.445cm" svg:y1="17.51cm" svg:x2="14.335cm" svg:y2="17.51cm">
          <text:p/>
        </draw:line>
        <draw:line draw:style-name="gr60" draw:text-style-name="P2" draw:layer="layout" svg:x1="6.08cm" svg:y1="17.257cm" svg:x2="6.08cm" svg:y2="17.765cm">
          <text:p/>
        </draw:line>
        <draw:line draw:style-name="gr61" draw:text-style-name="P2" draw:layer="layout" svg:x1="7.35cm" svg:y1="17.256cm" svg:x2="7.35cm" svg:y2="17.764cm">
          <text:p/>
        </draw:line>
        <draw:line draw:style-name="gr61" draw:text-style-name="P2" draw:layer="layout" svg:x1="9.255cm" svg:y1="17.256cm" svg:x2="9.255cm" svg:y2="17.764cm">
          <text:p/>
        </draw:line>
        <draw:line draw:style-name="gr60" draw:text-style-name="P2" draw:layer="layout" svg:x1="12.43cm" svg:y1="17.256cm" svg:x2="12.43cm" svg:y2="17.764cm">
          <text:p/>
        </draw:line>
        <draw:custom-shape draw:style-name="gr4" draw:text-style-name="P3" draw:layer="layout" svg:width="0.254cm" svg:height="0.254cm" svg:x="6.58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85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0.398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6.715cm" svg:y1="18.527cm" svg:x2="7.985cm" svg:y2="18.526cm">
          <text:p/>
        </draw:line>
        <draw:line draw:style-name="gr62" draw:text-style-name="P2" draw:layer="layout" svg:x1="7.985cm" svg:y1="18.526cm" svg:x2="10.525cm" svg:y2="18.526cm">
          <text:p/>
        </draw:line>
        <draw:frame draw:style-name="gr64" draw:text-style-name="P9" draw:layer="layout" svg:width="1.778cm" svg:height="1.297cm" svg:x="6.461cm" svg:y="18.245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64" draw:text-style-name="P9" draw:layer="layout" svg:width="1.778cm" svg:height="1.297cm" svg:x="8.366cm" svg:y="18.245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16" draw:text-style-name="P34" draw:layer="layout" svg:width="0.762cm" svg:height="1.068cm" svg:x="6.969cm" svg:y="11.033cm">
          <draw:text-box>
            <text:p><text:span text:style-name="T27">w</text:span></text:p>
          </draw:text-box>
        </draw:frame>
        <draw:frame draw:style-name="gr16" draw:text-style-name="P34" draw:layer="layout" svg:width="0.762cm" svg:height="1.068cm" svg:x="9.509cm" svg:y="11.033cm">
          <draw:text-box>
            <text:p><text:span text:style-name="T27">e</text:span></text:p>
          </draw:text-box>
        </draw:frame>
        <draw:line draw:style-name="gr62" draw:text-style-name="P2" draw:layer="layout" svg:x1="7.35cm" svg:y1="9.917cm" svg:x2="9.89cm" svg:y2="9.917cm">
          <text:p/>
        </draw:line>
        <draw:frame draw:style-name="gr64" draw:text-style-name="P9" draw:layer="layout" svg:width="1.778cm" svg:height="1.297cm" svg:x="7.731cm" svg:y="8.747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line draw:style-name="gr62" draw:text-style-name="P2" draw:layer="layout" svg:x1="7.35cm" svg:y1="16.24cm" svg:x2="9.255cm" svg:y2="16.24cm">
          <text:p/>
        </draw:line>
        <draw:frame draw:style-name="gr64" draw:text-style-name="P9" draw:layer="layout" svg:width="1.778cm" svg:height="1.297cm" svg:x="7.35cm" svg:y="15.097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frame draw:style-name="gr13" draw:text-style-name="P4" draw:layer="layout" svg:width="0.762cm" svg:height="0.797cm" svg:x="7.731cm" svg:y="16.62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0.144cm" svg:y="16.621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207cm" svg:y="16.621cm">
          <draw:text-box>
            <text:p><text:span text:style-name="T1">W</text:span></text:p>
          </draw:text-box>
        </draw:frame>
        <draw:frame draw:style-name="gr13" draw:text-style-name="P4" draw:layer="layout" svg:width="0.762cm" svg:height="0.797cm" svg:x="8.24cm" svg:y="10.272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1.415cm" svg:y="10.272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6.208cm" svg:y="10.272cm">
          <draw:text-box>
            <text:p><text:span text:style-name="T1">W</text:span></text:p>
          </draw:text-box>
        </draw:frame>
        <draw:frame draw:style-name="gr16" draw:text-style-name="P34" draw:layer="layout" svg:width="0.762cm" svg:height="1.068cm" svg:x="8.874cm" svg:y="17.383cm">
          <draw:text-box>
            <text:p><text:span text:style-name="T27">e</text:span></text:p>
          </draw:text-box>
        </draw:frame>
        <draw:frame draw:style-name="gr16" draw:text-style-name="P34" draw:layer="layout" svg:width="0.762cm" svg:height="1.068cm" svg:x="6.969cm" svg:y="17.383cm">
          <draw:text-box>
            <text:p><text:span text:style-name="T27">w</text:span></text:p>
          </draw:text-box>
        </draw:frame>
        <draw:custom-shape draw:style-name="gr58" draw:text-style-name="P33" draw:layer="layout" svg:width="2.54cm" svg:height="0.508cm" svg:x="7.35cm" svg:y="23.607cm">
          <text:p/>
          <draw:enhanced-geometry svg:viewBox="0 0 21600 21600" draw:type="rectangle" draw:enhanced-path="M 0 0 L 21600 0 21600 21600 0 21600 0 0 Z N"/>
        </draw:custom-shape>
        <draw:line draw:style-name="gr59" draw:text-style-name="P2" draw:layer="layout" svg:x1="4.175cm" svg:y1="23.86cm" svg:x2="13.065cm" svg:y2="23.86cm">
          <text:p/>
        </draw:line>
        <draw:line draw:style-name="gr60" draw:text-style-name="P2" draw:layer="layout" svg:x1="4.81cm" svg:y1="23.607cm" svg:x2="4.81cm" svg:y2="24.115cm">
          <text:p/>
        </draw:line>
        <draw:line draw:style-name="gr61" draw:text-style-name="P2" draw:layer="layout" svg:x1="7.35cm" svg:y1="23.607cm" svg:x2="7.35cm" svg:y2="24.115cm">
          <text:p/>
        </draw:line>
        <draw:line draw:style-name="gr61" draw:text-style-name="P2" draw:layer="layout" svg:x1="9.89cm" svg:y1="23.607cm" svg:x2="9.89cm" svg:y2="24.115cm">
          <text:p/>
        </draw:line>
        <draw:line draw:style-name="gr60" draw:text-style-name="P2" draw:layer="layout" svg:x1="12.43cm" svg:y1="23.607cm" svg:x2="12.43cm" svg:y2="24.115cm">
          <text:p/>
        </draw:line>
        <draw:custom-shape draw:style-name="gr4" draw:text-style-name="P3" draw:layer="layout" svg:width="0.254cm" svg:height="0.254cm" svg:x="5.953cm" svg:y="2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8.493cm" svg:y="2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033cm" svg:y="2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7.35cm" svg:y1="22.59cm" svg:x2="9.89cm" svg:y2="22.59cm">
          <text:p/>
        </draw:line>
        <draw:frame draw:style-name="gr13" draw:text-style-name="P4" draw:layer="layout" svg:width="0.762cm" svg:height="0.797cm" svg:x="8.239cm" svg:y="22.971cm">
          <draw:text-box>
            <text:p><text:span text:style-name="T1">P</text:span></text:p>
          </draw:text-box>
        </draw:frame>
        <draw:frame draw:style-name="gr13" draw:text-style-name="P4" draw:layer="layout" svg:width="0.762cm" svg:height="0.797cm" svg:x="10.779cm" svg:y="22.971cm">
          <draw:text-box>
            <text:p><text:span text:style-name="T1">E</text:span></text:p>
          </draw:text-box>
        </draw:frame>
        <draw:frame draw:style-name="gr13" draw:text-style-name="P4" draw:layer="layout" svg:width="0.762cm" svg:height="0.797cm" svg:x="5.572cm" svg:y="22.971cm">
          <draw:text-box>
            <text:p><text:span text:style-name="T1">W</text:span></text:p>
          </draw:text-box>
        </draw:frame>
        <draw:frame draw:style-name="gr16" draw:text-style-name="P34" draw:layer="layout" svg:width="0.762cm" svg:height="1.068cm" svg:x="6.969cm" svg:y="22.817cm">
          <draw:text-box>
            <text:p><text:span text:style-name="T27">w</text:span></text:p>
          </draw:text-box>
        </draw:frame>
        <draw:frame draw:style-name="gr16" draw:text-style-name="P34" draw:layer="layout" svg:width="0.762cm" svg:height="1.068cm" svg:x="9.509cm" svg:y="22.817cm">
          <draw:text-box>
            <text:p><text:span text:style-name="T27">e</text:span></text:p>
          </draw:text-box>
        </draw:frame>
        <draw:line draw:style-name="gr63" draw:text-style-name="P2" draw:layer="layout" svg:x1="6.08cm" svg:y1="25.966cm" svg:x2="8.62cm" svg:y2="25.966cm">
          <text:p/>
        </draw:line>
        <draw:line draw:style-name="gr63" draw:text-style-name="P2" draw:layer="layout" svg:x1="8.62cm" svg:y1="25.966cm" svg:x2="11.16cm" svg:y2="25.966cm">
          <text:p/>
        </draw:line>
        <draw:frame draw:style-name="gr64" draw:text-style-name="P9" draw:layer="layout" svg:width="1.651cm" svg:height="1.297cm" svg:x="6.588cm" svg:y="25.711cm">
          <draw:text-box>
            <text:p text:style-name="P3"><text:span text:style-name="T4">Δ</text:span><text:span text:style-name="T5">x</text:span><text:span text:style-name="T6">w</text:span></text:p>
          </draw:text-box>
        </draw:frame>
        <draw:frame draw:style-name="gr64" draw:text-style-name="P9" draw:layer="layout" svg:width="1.778cm" svg:height="1.297cm" svg:x="9.128cm" svg:y="25.738cm">
          <draw:text-box>
            <text:p text:style-name="P3"><text:span text:style-name="T4">Δ</text:span><text:span text:style-name="T5">x</text:span><text:span text:style-name="T6">e</text:span></text:p>
          </draw:text-box>
        </draw:frame>
        <draw:frame draw:style-name="gr64" draw:text-style-name="P9" draw:layer="layout" svg:width="1.778cm" svg:height="1.297cm" svg:x="7.731cm" svg:y="21.193cm">
          <draw:text-box>
            <text:p text:style-name="P3"><text:span text:style-name="T4">Δ</text:span><text:span text:style-name="T5">x</text:span><text:span text:style-name="T6">P</text:span></text:p>
          </draw:text-box>
        </draw:frame>
        <draw:line draw:style-name="gr63" draw:text-style-name="P2" draw:layer="layout" svg:x1="6.08cm" svg:y1="24.595cm" svg:x2="7.35cm" svg:y2="24.595cm">
          <text:p/>
        </draw:line>
        <draw:line draw:style-name="gr63" draw:text-style-name="P2" draw:layer="layout" svg:x1="7.35cm" svg:y1="24.595cm" svg:x2="8.62cm" svg:y2="24.595cm">
          <text:p/>
        </draw:line>
        <draw:line draw:style-name="gr63" draw:text-style-name="P2" draw:layer="layout" svg:x1="8.62cm" svg:y1="24.595cm" svg:x2="9.89cm" svg:y2="24.595cm">
          <text:p/>
        </draw:line>
        <draw:line draw:style-name="gr63" draw:text-style-name="P2" draw:layer="layout" svg:x1="9.89cm" svg:y1="24.595cm" svg:x2="11.16cm" svg:y2="24.595cm">
          <text:p/>
        </draw:line>
        <draw:frame draw:style-name="gr64" draw:text-style-name="P9" draw:layer="layout" svg:width="1.778cm" svg:height="1.297cm" svg:x="5.826cm" svg:y="24.314cm">
          <draw:text-box>
            <text:p text:style-name="P3"><text:span text:style-name="T28">Δ</text:span><text:span text:style-name="T29">1</text:span></text:p>
          </draw:text-box>
        </draw:frame>
        <draw:frame draw:style-name="gr64" draw:text-style-name="P9" draw:layer="layout" svg:width="1.778cm" svg:height="1.297cm" svg:x="7.096cm" svg:y="24.341cm">
          <draw:text-box>
            <text:p text:style-name="P3"><text:span text:style-name="T28">Δ</text:span><text:span text:style-name="T29">2</text:span></text:p>
          </draw:text-box>
        </draw:frame>
        <draw:frame draw:style-name="gr64" draw:text-style-name="P9" draw:layer="layout" svg:width="1.778cm" svg:height="1.297cm" svg:x="8.366cm" svg:y="24.368cm">
          <draw:text-box>
            <text:p text:style-name="P3"><text:span text:style-name="T28">Δ</text:span><text:span text:style-name="T29">3</text:span></text:p>
          </draw:text-box>
        </draw:frame>
        <draw:frame draw:style-name="gr64" draw:text-style-name="P9" draw:layer="layout" svg:width="1.778cm" svg:height="1.297cm" svg:x="9.636cm" svg:y="24.341cm">
          <draw:text-box>
            <text:p text:style-name="P3"><text:span text:style-name="T28">Δ</text:span><text:span text:style-name="T29">4</text:span></text:p>
          </draw:text-box>
        </draw:frame>
      </draw:page>
      <draw:page draw:name="page9" draw:style-name="dp1" draw:master-page-name="Default">
        <draw:custom-shape draw:style-name="gr66" draw:text-style-name="P35" xml:id="id17" draw:id="id17" draw:layer="layout" svg:width="12.7cm" svg:height="1.016cm" svg:x="3.54cm" svg:y="14.462cm">
          <text:p/>
          <draw:enhanced-geometry svg:viewBox="0 0 21600 21600" draw:type="rectangle" draw:enhanced-path="M 0 0 L 21600 0 21600 21600 0 21600 0 0 Z N"/>
        </draw:custom-shape>
        <draw:connector draw:style-name="gr67" draw:text-style-name="P2" draw:layer="layout" draw:type="curve" svg:x1="10.779cm" svg:y1="13.933cm" svg:x2="9.89cm" svg:y2="14.462cm" draw:start-shape="id16" draw:start-glue-point="3" draw:end-shape="id17" draw:end-glue-point="0" svg:d="M10779 13933c-593 0-889 176-889 529" svg:viewBox="0 0 890 530">
          <text:p/>
        </draw:connector>
        <draw:frame draw:style-name="gr68" draw:text-style-name="P37" xml:id="id16" draw:id="id16" draw:layer="layout" svg:width="5.842cm" svg:height="0.721cm" svg:x="10.779cm" svg:y="13.573cm">
          <draw:text-box>
            <text:p text:style-name="P36"><text:span text:style-name="T30">Celda (volumen de control)</text:span></text:p>
          </draw:text-box>
        </draw:frame>
        <draw:custom-shape draw:style-name="gr66" draw:text-style-name="P35" draw:layer="layout" svg:width="12.7cm" svg:height="1.016cm" svg:x="3.54cm" svg:y="6.84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2.7cm" svg:height="1.016cm" svg:x="3.54cm" svg:y="3.032cm">
          <text:p/>
          <draw:enhanced-geometry svg:viewBox="0 0 21600 21600" draw:type="rectangle" draw:enhanced-path="M 0 0 L 21600 0 21600 21600 0 21600 0 0 Z N"/>
        </draw:custom-shape>
        <draw:line draw:style-name="gr69" draw:text-style-name="P2" draw:layer="layout" svg:x1="3.54cm" svg:y1="3.032cm" svg:x2="3.54cm" svg:y2="4.048cm">
          <text:p/>
        </draw:line>
        <draw:line draw:style-name="gr69" draw:text-style-name="P2" draw:layer="layout" svg:x1="16.24cm" svg:y1="3.032cm" svg:x2="16.24cm" svg:y2="4.048cm">
          <text:p/>
        </draw:line>
        <draw:line draw:style-name="gr70" draw:text-style-name="P2" draw:layer="layout" svg:x1="3.54cm" svg:y1="4.81cm" svg:x2="16.24cm" svg:y2="4.81cm">
          <text:p/>
        </draw:line>
        <draw:frame draw:style-name="gr23" draw:text-style-name="P38" draw:layer="layout" svg:width="0.762cm" svg:height="0.878cm" svg:x="9.509cm" svg:y="4.775cm">
          <draw:text-box>
            <text:p><text:span text:style-name="T31">L</text:span></text:p>
          </draw:text-box>
        </draw:frame>
        <draw:frame draw:style-name="gr64" draw:text-style-name="P39" draw:layer="layout" svg:width="1.27cm" svg:height="1.297cm" svg:x="3.159cm" svg:y="1.889cm">
          <draw:text-box>
            <text:p><text:span text:style-name="T26">T</text:span><text:span text:style-name="T32">A</text:span></text:p>
          </draw:text-box>
        </draw:frame>
        <draw:frame draw:style-name="gr64" draw:text-style-name="P39" draw:layer="layout" svg:width="1.27cm" svg:height="1.297cm" svg:x="15.859cm" svg:y="1.889cm">
          <draw:text-box>
            <text:p><text:span text:style-name="T26">T</text:span><text:span text:style-name="T32">B</text:span></text:p>
          </draw:text-box>
        </draw:frame>
        <draw:frame draw:style-name="gr71" draw:text-style-name="P40" draw:layer="layout" svg:width="0.762cm" svg:height="1.016cm" svg:x="9.382cm" svg:y="3.032cm">
          <draw:text-box>
            <text:p><text:span text:style-name="T33">K</text:span></text:p>
          </draw:text-box>
        </draw:frame>
        <draw:line draw:style-name="gr60" draw:text-style-name="P2" draw:layer="layout" svg:x1="6.08cm" svg:y1="6.842cm" svg:x2="6.08cm" svg:y2="7.858cm">
          <text:p/>
        </draw:line>
        <draw:line draw:style-name="gr60" draw:text-style-name="P2" draw:layer="layout" svg:x1="8.62cm" svg:y1="6.842cm" svg:x2="8.62cm" svg:y2="7.858cm">
          <text:p/>
        </draw:line>
        <draw:line draw:style-name="gr60" draw:text-style-name="P2" draw:layer="layout" svg:x1="11.16cm" svg:y1="6.842cm" svg:x2="11.16cm" svg:y2="7.858cm">
          <text:p/>
        </draw:line>
        <draw:line draw:style-name="gr60" draw:text-style-name="P2" draw:layer="layout" svg:x1="13.7cm" svg:y1="6.842cm" svg:x2="13.7cm" svg:y2="7.858cm">
          <text:p/>
        </draw:line>
        <draw:line draw:style-name="gr69" draw:text-style-name="P2" draw:layer="layout" svg:x1="3.54cm" svg:y1="6.842cm" svg:x2="3.54cm" svg:y2="7.858cm">
          <text:p/>
        </draw:line>
        <draw:line draw:style-name="gr69" draw:text-style-name="P2" draw:layer="layout" svg:x1="16.24cm" svg:y1="6.842cm" svg:x2="16.24cm" svg:y2="7.858cm">
          <text:p/>
        </draw:line>
        <draw:line draw:style-name="gr70" draw:text-style-name="P2" draw:layer="layout" svg:x1="3.54cm" svg:y1="8.62cm" svg:x2="16.24cm" svg:y2="8.62cm">
          <text:p/>
        </draw:line>
        <draw:frame draw:style-name="gr6" draw:text-style-name="P4" draw:layer="layout" svg:width="0.762cm" svg:height="0.797cm" svg:x="9.509cm" svg:y="8.585cm">
          <draw:text-box>
            <text:p><text:span text:style-name="T1">L</text:span></text:p>
          </draw:text-box>
        </draw:frame>
        <draw:frame draw:style-name="gr64" draw:text-style-name="P39" draw:layer="layout" svg:width="1.27cm" svg:height="1.297cm" svg:x="15.859cm" svg:y="5.699cm">
          <draw:text-box>
            <text:p><text:span text:style-name="T26">T</text:span><text:span text:style-name="T32">B</text:span></text:p>
          </draw:text-box>
        </draw:frame>
        <draw:frame draw:style-name="gr64" draw:text-style-name="P39" draw:layer="layout" svg:width="1.27cm" svg:height="1.297cm" svg:x="3.159cm" svg:y="5.699cm">
          <draw:text-box>
            <text:p><text:span text:style-name="T26">T</text:span><text:span text:style-name="T32">A</text:span></text:p>
          </draw:text-box>
        </draw:frame>
        <draw:custom-shape draw:style-name="gr4" draw:text-style-name="P3" draw:layer="layout" svg:width="0.254cm" svg:height="0.254cm" svg:x="4.68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6.08cm" svg:y1="14.462cm" svg:x2="6.08cm" svg:y2="15.478cm">
          <text:p/>
        </draw:line>
        <draw:line draw:style-name="gr60" draw:text-style-name="P2" draw:layer="layout" svg:x1="8.62cm" svg:y1="14.462cm" svg:x2="8.62cm" svg:y2="15.478cm">
          <text:p/>
        </draw:line>
        <draw:frame draw:style-name="gr6" draw:text-style-name="P42" draw:layer="layout" svg:width="0.762cm" svg:height="0.797cm" svg:x="4.429cm" svg:y="15.316cm">
          <draw:text-box>
            <text:p text:style-name="P41"><text:span text:style-name="T34">0</text:span></text:p>
          </draw:text-box>
        </draw:frame>
        <draw:line draw:style-name="gr60" draw:text-style-name="P2" draw:layer="layout" svg:x1="11.16cm" svg:y1="14.462cm" svg:x2="11.16cm" svg:y2="15.478cm">
          <text:p/>
        </draw:line>
        <draw:line draw:style-name="gr60" draw:text-style-name="P2" draw:layer="layout" svg:x1="13.7cm" svg:y1="14.462cm" svg:x2="13.7cm" svg:y2="15.478cm">
          <text:p/>
        </draw:line>
        <draw:custom-shape draw:style-name="gr4" draw:text-style-name="P3" draw:layer="layout" svg:width="0.254cm" svg:height="0.254cm" svg:x="7.22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4.84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2" draw:layer="layout" svg:width="0.762cm" svg:height="0.797cm" svg:x="6.969cm" svg:y="15.316cm">
          <draw:text-box>
            <text:p text:style-name="P41"><text:span text:style-name="T34">1</text:span></text:p>
          </draw:text-box>
        </draw:frame>
        <draw:frame draw:style-name="gr6" draw:text-style-name="P42" draw:layer="layout" svg:width="0.762cm" svg:height="0.797cm" svg:x="9.509cm" svg:y="15.316cm">
          <draw:text-box>
            <text:p text:style-name="P41"><text:span text:style-name="T34">2</text:span></text:p>
          </draw:text-box>
        </draw:frame>
        <draw:frame draw:style-name="gr6" draw:text-style-name="P42" draw:layer="layout" svg:width="0.762cm" svg:height="0.797cm" svg:x="12.049cm" svg:y="15.336cm">
          <draw:text-box>
            <text:p text:style-name="P41"><text:span text:style-name="T34">3</text:span></text:p>
          </draw:text-box>
        </draw:frame>
        <draw:line draw:style-name="gr69" draw:text-style-name="P2" draw:layer="layout" svg:x1="3.54cm" svg:y1="14.462cm" svg:x2="3.54cm" svg:y2="15.478cm">
          <text:p/>
        </draw:line>
        <draw:line draw:style-name="gr69" draw:text-style-name="P2" draw:layer="layout" svg:x1="16.24cm" svg:y1="14.462cm" svg:x2="16.24cm" svg:y2="15.478cm">
          <text:p/>
        </draw:line>
        <draw:line draw:style-name="gr70" draw:text-style-name="P2" draw:layer="layout" svg:x1="3.54cm" svg:y1="16.24cm" svg:x2="16.24cm" svg:y2="16.24cm">
          <text:p/>
        </draw:line>
        <draw:frame draw:style-name="gr6" draw:text-style-name="P4" draw:layer="layout" svg:width="0.762cm" svg:height="0.797cm" svg:x="9.509cm" svg:y="16.205cm">
          <draw:text-box>
            <text:p><text:span text:style-name="T1">L</text:span></text:p>
          </draw:text-box>
        </draw:frame>
        <draw:frame draw:style-name="gr64" draw:text-style-name="P39" draw:layer="layout" svg:width="1.27cm" svg:height="1.297cm" svg:x="3.159cm" svg:y="13.319cm">
          <draw:text-box>
            <text:p><text:span text:style-name="T26">T</text:span><text:span text:style-name="T32">A</text:span></text:p>
          </draw:text-box>
        </draw:frame>
        <draw:frame draw:style-name="gr64" draw:text-style-name="P39" draw:layer="layout" svg:width="1.27cm" svg:height="1.297cm" svg:x="15.859cm" svg:y="13.319cm">
          <draw:text-box>
            <text:p><text:span text:style-name="T26">T</text:span><text:span text:style-name="T32">B</text:span></text:p>
          </draw:text-box>
        </draw:frame>
        <draw:frame draw:style-name="gr72" draw:text-style-name="P42" draw:layer="layout" svg:width="0.743cm" svg:height="0.797cm" svg:x="14.6cm" svg:y="15.316cm">
          <draw:text-box>
            <text:p text:style-name="P41"><text:span text:style-name="T34">4</text:span></text:p>
          </draw:text-box>
        </draw:frame>
        <draw:custom-shape draw:style-name="gr66" draw:text-style-name="P35" draw:layer="layout" svg:width="12.7cm" svg:height="1.016cm" svg:x="3.54cm" svg:y="10.652cm">
          <text:p/>
          <draw:enhanced-geometry svg:viewBox="0 0 21600 21600" draw:type="rectangle" draw:enhanced-path="M 0 0 L 21600 0 21600 21600 0 21600 0 0 Z N"/>
        </draw:custom-shape>
        <draw:line draw:style-name="gr60" draw:text-style-name="P2" draw:layer="layout" svg:x1="6.08cm" svg:y1="10.652cm" svg:x2="6.08cm" svg:y2="11.668cm">
          <text:p/>
        </draw:line>
        <draw:line draw:style-name="gr60" draw:text-style-name="P2" draw:layer="layout" svg:x1="8.62cm" svg:y1="10.652cm" svg:x2="8.62cm" svg:y2="11.668cm">
          <text:p/>
        </draw:line>
        <draw:frame draw:style-name="gr6" draw:text-style-name="P44" draw:layer="layout" svg:width="0.762cm" svg:height="0.797cm" svg:x="5.699cm" svg:y="11.541cm">
          <draw:text-box>
            <text:p text:style-name="P43"><text:span text:style-name="T35">1</text:span></text:p>
          </draw:text-box>
        </draw:frame>
        <draw:line draw:style-name="gr60" draw:text-style-name="P2" draw:layer="layout" svg:x1="11.16cm" svg:y1="10.652cm" svg:x2="11.16cm" svg:y2="11.668cm">
          <text:p/>
        </draw:line>
        <draw:line draw:style-name="gr60" draw:text-style-name="P2" draw:layer="layout" svg:x1="13.7cm" svg:y1="10.652cm" svg:x2="13.7cm" svg:y2="11.668cm">
          <text:p/>
        </draw:line>
        <draw:frame draw:style-name="gr6" draw:text-style-name="P44" draw:layer="layout" svg:width="0.762cm" svg:height="0.797cm" svg:x="8.239cm" svg:y="11.541cm">
          <draw:text-box>
            <text:p text:style-name="P43"><text:span text:style-name="T35">2</text:span></text:p>
          </draw:text-box>
        </draw:frame>
        <draw:frame draw:style-name="gr6" draw:text-style-name="P44" draw:layer="layout" svg:width="0.762cm" svg:height="0.797cm" svg:x="10.779cm" svg:y="11.541cm">
          <draw:text-box>
            <text:p text:style-name="P43"><text:span text:style-name="T35">3</text:span></text:p>
          </draw:text-box>
        </draw:frame>
        <draw:frame draw:style-name="gr6" draw:text-style-name="P44" draw:layer="layout" svg:width="0.762cm" svg:height="0.797cm" svg:x="3.159cm" svg:y="11.541cm">
          <draw:text-box>
            <text:p text:style-name="P43"><text:span text:style-name="T35">0</text:span></text:p>
          </draw:text-box>
        </draw:frame>
        <draw:frame draw:style-name="gr73" draw:text-style-name="P10" draw:layer="layout" svg:width="0.762cm" svg:height="0.797cm" svg:x="15.851cm" svg:y="11.541cm">
          <draw:text-box>
            <text:p><text:span text:style-name="T35">5</text:span></text:p>
          </draw:text-box>
        </draw:frame>
        <draw:line draw:style-name="gr69" draw:text-style-name="P2" draw:layer="layout" svg:x1="3.54cm" svg:y1="10.652cm" svg:x2="3.54cm" svg:y2="11.668cm">
          <text:p/>
        </draw:line>
        <draw:line draw:style-name="gr69" draw:text-style-name="P2" draw:layer="layout" svg:x1="16.24cm" svg:y1="10.652cm" svg:x2="16.24cm" svg:y2="11.668cm">
          <text:p/>
        </draw:line>
        <draw:line draw:style-name="gr70" draw:text-style-name="P2" draw:layer="layout" svg:x1="3.54cm" svg:y1="12.43cm" svg:x2="16.24cm" svg:y2="12.43cm">
          <text:p/>
        </draw:line>
        <draw:frame draw:style-name="gr6" draw:text-style-name="P4" draw:layer="layout" svg:width="0.762cm" svg:height="0.797cm" svg:x="9.509cm" svg:y="12.395cm">
          <draw:text-box>
            <text:p><text:span text:style-name="T1">L</text:span></text:p>
          </draw:text-box>
        </draw:frame>
        <draw:frame draw:style-name="gr64" draw:text-style-name="P39" draw:layer="layout" svg:width="1.27cm" svg:height="1.297cm" svg:x="3.159cm" svg:y="9.509cm">
          <draw:text-box>
            <text:p><text:span text:style-name="T26">T</text:span><text:span text:style-name="T32">A</text:span></text:p>
          </draw:text-box>
        </draw:frame>
        <draw:frame draw:style-name="gr64" draw:text-style-name="P39" draw:layer="layout" svg:width="1.27cm" svg:height="1.297cm" svg:x="15.859cm" svg:y="9.509cm">
          <draw:text-box>
            <text:p><text:span text:style-name="T26">T</text:span><text:span text:style-name="T32">B</text:span></text:p>
          </draw:text-box>
        </draw:frame>
        <draw:frame draw:style-name="gr6" draw:text-style-name="P10" draw:layer="layout" svg:width="0.635cm" svg:height="0.797cm" svg:x="13.311cm" svg:y="11.506cm">
          <draw:text-box>
            <text:p><text:span text:style-name="T35">4</text:span></text:p>
          </draw:text-box>
        </draw:frame>
        <draw:frame draw:style-name="gr74" draw:text-style-name="P37" xml:id="id18" draw:id="id18" draw:layer="layout" svg:width="1.651cm" svg:height="0.721cm" svg:x="12.938cm" svg:y="9.763cm">
          <draw:text-box>
            <text:p text:style-name="P36"><text:span text:style-name="T30">Nodos</text:span></text:p>
          </draw:text-box>
        </draw:frame>
        <draw:connector draw:style-name="gr67" draw:text-style-name="P2" draw:layer="layout" draw:type="curve" svg:x1="12.938cm" svg:y1="10.123cm" svg:x2="11.287cm" svg:y2="11.16cm" draw:start-shape="id18" draw:start-glue-point="3" draw:end-shape="id19" draw:end-glue-point="1" svg:d="M12938 10123c-1227 0-402 1037-1651 1037" svg:viewBox="0 0 1652 1038">
          <text:p/>
        </draw:connector>
        <draw:custom-shape draw:style-name="gr75" draw:text-style-name="P45" draw:layer="layout" svg:width="0.254cm" svg:height="0.254cm" svg:x="5.953cm" svg:y="11.03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0.254cm" svg:height="0.254cm" svg:x="8.493cm" svg:y="11.03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xml:id="id19" draw:id="id19" draw:layer="layout" svg:width="0.254cm" svg:height="0.254cm" svg:x="11.033cm" svg:y="11.03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0.254cm" svg:height="0.254cm" svg:x="13.573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0.254cm" svg:height="0.254cm" svg:x="16.113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0.254cm" svg:height="0.254cm" svg:x="3.413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5" draw:layer="layout" svg:width="12.7cm" svg:height="1.016cm" svg:x="3.54cm" svg:y="18.272cm">
          <text:p/>
          <draw:enhanced-geometry svg:viewBox="0 0 21600 21600" draw:type="rectangle" draw:enhanced-path="M 0 0 L 21600 0 21600 21600 0 21600 0 0 Z N"/>
        </draw:custom-shape>
        <draw:line draw:style-name="gr60" draw:text-style-name="P2" draw:layer="layout" svg:x1="6.08cm" svg:y1="18.272cm" svg:x2="6.08cm" svg:y2="19.288cm">
          <text:p/>
        </draw:line>
        <draw:line draw:style-name="gr60" draw:text-style-name="P2" draw:layer="layout" svg:x1="8.62cm" svg:y1="18.272cm" svg:x2="8.62cm" svg:y2="19.288cm">
          <text:p/>
        </draw:line>
        <draw:line draw:style-name="gr60" draw:text-style-name="P2" draw:layer="layout" svg:x1="11.16cm" svg:y1="18.272cm" svg:x2="11.16cm" svg:y2="19.288cm">
          <text:p/>
        </draw:line>
        <draw:line draw:style-name="gr60" draw:text-style-name="P2" draw:layer="layout" svg:x1="13.7cm" svg:y1="18.272cm" svg:x2="13.7cm" svg:y2="19.288cm">
          <text:p/>
        </draw:line>
        <draw:line draw:style-name="gr69" draw:text-style-name="P2" draw:layer="layout" svg:x1="3.54cm" svg:y1="18.272cm" svg:x2="3.54cm" svg:y2="19.288cm">
          <text:p/>
        </draw:line>
        <draw:line draw:style-name="gr69" draw:text-style-name="P2" draw:layer="layout" svg:x1="16.24cm" svg:y1="18.272cm" svg:x2="16.24cm" svg:y2="19.288cm">
          <text:p/>
        </draw:line>
        <draw:line draw:style-name="gr70" draw:text-style-name="P2" draw:layer="layout" svg:x1="3.54cm" svg:y1="20.05cm" svg:x2="16.24cm" svg:y2="20.05cm">
          <text:p/>
        </draw:line>
        <draw:frame draw:style-name="gr6" draw:text-style-name="P4" draw:layer="layout" svg:width="0.762cm" svg:height="0.797cm" svg:x="9.509cm" svg:y="20.015cm">
          <draw:text-box>
            <text:p><text:span text:style-name="T1">L</text:span></text:p>
          </draw:text-box>
        </draw:frame>
        <draw:frame draw:style-name="gr64" draw:text-style-name="P39" draw:layer="layout" svg:width="1.27cm" svg:height="1.297cm" svg:x="3.159cm" svg:y="17.129cm">
          <draw:text-box>
            <text:p><text:span text:style-name="T26">T</text:span><text:span text:style-name="T32">A</text:span></text:p>
          </draw:text-box>
        </draw:frame>
        <draw:frame draw:style-name="gr64" draw:text-style-name="P39" draw:layer="layout" svg:width="1.27cm" svg:height="1.297cm" svg:x="15.859cm" svg:y="17.129cm">
          <draw:text-box>
            <text:p><text:span text:style-name="T26">T</text:span><text:span text:style-name="T32">B</text:span></text:p>
          </draw:text-box>
        </draw:frame>
        <draw:custom-shape draw:style-name="gr76" draw:text-style-name="P45" draw:layer="layout" svg:width="0.254cm" svg:height="0.254cm" svg:x="5.953cm" svg:y="18.65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0.254cm" svg:height="0.254cm" svg:x="8.493cm" svg:y="18.65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0.254cm" svg:height="0.254cm" svg:x="11.033cm" svg:y="18.65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0.254cm" svg:height="0.254cm" svg:x="13.573cm" svg:y="18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0.254cm" svg:height="0.254cm" svg:x="16.113cm" svg:y="18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0.254cm" svg:height="0.254cm" svg:x="3.413cm" svg:y="18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0.254cm" svg:x="4.68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22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30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4.84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4" draw:layer="layout" svg:width="0.762cm" svg:height="0.797cm" svg:x="5.699cm" svg:y="19.196cm">
          <draw:text-box>
            <text:p text:style-name="P43"><text:span text:style-name="T35">1</text:span></text:p>
          </draw:text-box>
        </draw:frame>
        <draw:frame draw:style-name="gr6" draw:text-style-name="P44" draw:layer="layout" svg:width="0.762cm" svg:height="0.797cm" svg:x="8.239cm" svg:y="19.196cm">
          <draw:text-box>
            <text:p text:style-name="P43"><text:span text:style-name="T35">2</text:span></text:p>
          </draw:text-box>
        </draw:frame>
        <draw:frame draw:style-name="gr6" draw:text-style-name="P44" draw:layer="layout" svg:width="0.762cm" svg:height="0.797cm" svg:x="10.779cm" svg:y="19.196cm">
          <draw:text-box>
            <text:p text:style-name="P43"><text:span text:style-name="T35">3</text:span></text:p>
          </draw:text-box>
        </draw:frame>
        <draw:frame draw:style-name="gr6" draw:text-style-name="P44" draw:layer="layout" svg:width="0.762cm" svg:height="0.797cm" svg:x="3.159cm" svg:y="19.196cm">
          <draw:text-box>
            <text:p text:style-name="P43"><text:span text:style-name="T35">0</text:span></text:p>
          </draw:text-box>
        </draw:frame>
        <draw:frame draw:style-name="gr6" draw:text-style-name="P10" draw:layer="layout" svg:width="0.762cm" svg:height="0.797cm" svg:x="15.851cm" svg:y="19.196cm">
          <draw:text-box>
            <text:p><text:span text:style-name="T35">5</text:span></text:p>
          </draw:text-box>
        </draw:frame>
        <draw:frame draw:style-name="gr6" draw:text-style-name="P10" draw:layer="layout" svg:width="0.635cm" svg:height="0.797cm" svg:x="13.319cm" svg:y="19.161cm">
          <draw:text-box>
            <text:p><text:span text:style-name="T35">4</text:span></text:p>
          </draw:text-box>
        </draw:frame>
        <draw:frame draw:style-name="gr6" draw:text-style-name="P42" draw:layer="layout" svg:width="0.762cm" svg:height="0.797cm" svg:x="4.429cm" svg:y="17.637cm">
          <draw:text-box>
            <text:p text:style-name="P41"><text:span text:style-name="T34">0</text:span></text:p>
          </draw:text-box>
        </draw:frame>
        <draw:frame draw:style-name="gr6" draw:text-style-name="P42" draw:layer="layout" svg:width="0.762cm" svg:height="0.797cm" svg:x="6.969cm" svg:y="17.637cm">
          <draw:text-box>
            <text:p text:style-name="P41"><text:span text:style-name="T34">1</text:span></text:p>
          </draw:text-box>
        </draw:frame>
        <draw:frame draw:style-name="gr6" draw:text-style-name="P42" draw:layer="layout" svg:width="0.762cm" svg:height="0.797cm" svg:x="9.509cm" svg:y="17.637cm">
          <draw:text-box>
            <text:p text:style-name="P41"><text:span text:style-name="T34">2</text:span></text:p>
          </draw:text-box>
        </draw:frame>
        <draw:frame draw:style-name="gr6" draw:text-style-name="P42" draw:layer="layout" svg:width="0.762cm" svg:height="0.797cm" svg:x="12.049cm" svg:y="17.657cm">
          <draw:text-box>
            <text:p text:style-name="P41"><text:span text:style-name="T34">3</text:span></text:p>
          </draw:text-box>
        </draw:frame>
        <draw:frame draw:style-name="gr6" draw:text-style-name="P42" draw:layer="layout" svg:width="0.616cm" svg:height="0.797cm" svg:x="14.6cm" svg:y="17.656cm">
          <draw:text-box>
            <text:p text:style-name="P41"><text:span text:style-name="T34">4</text:span></text:p>
          </draw:text-box>
        </draw:frame>
        <draw:frame draw:style-name="gr6" draw:text-style-name="P10" draw:layer="layout" svg:width="5.715cm" svg:height="0.797cm" svg:x="3.54cm" svg:y="20.904cm">
          <draw:text-box>
            <text:p><text:span text:style-name="T36">Nx</text:span><text:span text:style-name="T35">=6 <text:s text:c="2"/></text:span><text:span text:style-name="T37">Número de nodos</text:span></text:p>
          </draw:text-box>
        </draw:frame>
        <draw:frame draw:style-name="gr6" draw:text-style-name="P42" draw:layer="layout" svg:width="5.842cm" svg:height="0.797cm" svg:x="10.525cm" svg:y="20.939cm">
          <draw:text-box>
            <text:p text:style-name="P41"><text:span text:style-name="T34">Vx=5 <text:s text:c="3"/></text:span><text:span text:style-name="T38">Número de celdas</text:span></text:p>
          </draw:text-box>
        </draw:frame>
      </draw:page>
      <draw:page draw:name="page10" draw:style-name="dp1" draw:master-page-name="Default">
        <draw:custom-shape draw:style-name="gr78" draw:text-style-name="P15" draw:layer="layout" svg:width="2.54cm" svg:height="7.62cm" svg:x="8.62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draw:layer="layout" svg:width="7.62cm" svg:height="2.54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2.54cm" svg:height="2.54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5" draw:layer="layout" svg:width="0.254cm" svg:height="0.254cm" svg:x="9.7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9.7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7" draw:layer="layout" svg:width="0.254cm" svg:height="0.254cm" svg:x="12.30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5" draw:layer="layout" svg:width="0.254cm" svg:height="0.254cm" svg:x="9.76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5" draw:layer="layout" svg:width="0.254cm" svg:height="0.254cm" svg:x="7.2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0.762cm" svg:height="0.797cm" svg:x="6.461cm" svg:y="6.934cm">
          <draw:text-box>
            <text:p><text:span text:style-name="T7">W</text:span></text:p>
          </draw:text-box>
        </draw:frame>
        <draw:frame draw:style-name="gr13" draw:text-style-name="P4" draw:layer="layout" svg:width="0.762cm" svg:height="0.797cm" svg:x="9.526cm" svg:y="6.627cm">
          <draw:text-box>
            <text:p><text:span text:style-name="T1">P</text:span></text:p>
          </draw:text-box>
        </draw:frame>
        <draw:frame draw:style-name="gr13" draw:text-style-name="P10" draw:layer="layout" svg:width="0.762cm" svg:height="0.797cm" svg:x="12.43cm" svg:y="6.969cm">
          <draw:text-box>
            <text:p><text:span text:style-name="T7">E</text:span></text:p>
          </draw:text-box>
        </draw:frame>
        <draw:frame draw:style-name="gr13" draw:text-style-name="P10" draw:layer="layout" svg:width="0.762cm" svg:height="0.797cm" svg:x="9.509cm" svg:y="4.048cm">
          <draw:text-box>
            <text:p><text:span text:style-name="T7">N</text:span></text:p>
          </draw:text-box>
        </draw:frame>
        <draw:frame draw:style-name="gr13" draw:text-style-name="P10" draw:layer="layout" svg:width="0.762cm" svg:height="0.797cm" svg:x="9.509cm" svg:y="9.89cm">
          <draw:text-box>
            <text:p><text:span text:style-name="T7">S</text:span></text:p>
          </draw:text-box>
        </draw:frame>
        <draw:frame draw:style-name="gr16" draw:text-style-name="P48" draw:layer="layout" svg:width="0.762cm" svg:height="1.068cm" svg:x="8.493cm" svg:y="6.715cm">
          <draw:text-box>
            <text:p><text:span text:style-name="T39">w</text:span></text:p>
          </draw:text-box>
        </draw:frame>
        <draw:frame draw:style-name="gr16" draw:text-style-name="P40" draw:layer="layout" svg:width="0.762cm" svg:height="1.068cm" svg:x="9.636cm" svg:y="7.858cm">
          <draw:text-box>
            <text:p><text:span text:style-name="T33">s</text:span></text:p>
          </draw:text-box>
        </draw:frame>
        <draw:frame draw:style-name="gr82" draw:text-style-name="P48" draw:layer="layout" svg:width="0.762cm" svg:height="0.967cm" svg:x="9.509cm" svg:y="5.699cm">
          <draw:text-box>
            <text:p><text:span text:style-name="T39">n</text:span></text:p>
          </draw:text-box>
        </draw:frame>
        <draw:frame draw:style-name="gr83" draw:text-style-name="P48" draw:layer="layout" svg:width="0.762cm" svg:height="1.016cm" svg:x="10.652cm" svg:y="6.715cm">
          <draw:text-box>
            <text:p><text:span text:style-name="T39">e</text:span></text:p>
          </draw:text-box>
        </draw:frame>
        <draw:line draw:style-name="gr84" draw:text-style-name="P2" draw:layer="layout" svg:x1="9.89cm" svg:y1="6.08cm" svg:x2="9.89cm" svg:y2="5.318cm">
          <text:p/>
        </draw:line>
        <draw:line draw:style-name="gr84" draw:text-style-name="P2" draw:layer="layout" svg:x1="8.62cm" svg:y1="7.35cm" svg:x2="7.858cm" svg:y2="7.35cm">
          <text:p/>
        </draw:line>
        <draw:line draw:style-name="gr84" draw:text-style-name="P2" draw:layer="layout" svg:x1="11.16cm" svg:y1="7.35cm" svg:x2="11.922cm" svg:y2="7.35cm">
          <text:p/>
        </draw:line>
        <draw:line draw:style-name="gr84" draw:text-style-name="P2" draw:layer="layout" svg:x1="9.89cm" svg:y1="8.62cm" svg:x2="9.89cm" svg:y2="9.382cm">
          <text:p/>
        </draw:line>
        <draw:g>
          <draw:frame draw:style-name="gr16" draw:text-style-name="P49" draw:layer="layout" svg:width="1.179cm" svg:height="1.068cm" svg:x="9.001cm" svg:y="4.985cm">
            <draw:text-box>
              <text:p><text:span text:style-name="T40">n</text:span><text:span text:style-name="T41">n</text:span></text:p>
            </draw:text-box>
          </draw:frame>
          <draw:frame draw:style-name="gr85" draw:text-style-name="P50" draw:layer="layout" svg:width="0.635cm" svg:height="1.119cm" svg:x="9.291cm" svg:y="4.937cm">
            <draw:text-box>
              <text:p><text:span text:style-name="T42">̂</text:span></text:p>
            </draw:text-box>
          </draw:frame>
        </draw:g>
        <draw:g>
          <draw:frame draw:style-name="gr16" draw:text-style-name="P49" draw:layer="layout" svg:width="1.179cm" svg:height="1.068cm" svg:x="7.568cm" svg:y="7.144cm">
            <draw:text-box>
              <text:p><text:span text:style-name="T40">n</text:span><text:span text:style-name="T41">w</text:span></text:p>
            </draw:text-box>
          </draw:frame>
          <draw:frame draw:style-name="gr85" draw:text-style-name="P50" draw:layer="layout" svg:width="0.635cm" svg:height="1.119cm" svg:x="7.858cm" svg:y="7.096cm">
            <draw:text-box>
              <text:p><text:span text:style-name="T42">̂</text:span></text:p>
            </draw:text-box>
          </draw:frame>
        </draw:g>
        <draw:g>
          <draw:frame draw:style-name="gr16" draw:text-style-name="P49" draw:layer="layout" svg:width="1.179cm" svg:height="1.068cm" svg:x="11.251cm" svg:y="6.406cm">
            <draw:text-box>
              <text:p><text:span text:style-name="T40">n</text:span><text:span text:style-name="T41">e</text:span></text:p>
            </draw:text-box>
          </draw:frame>
          <draw:frame draw:style-name="gr85" draw:text-style-name="P50" draw:layer="layout" svg:width="0.635cm" svg:height="1.119cm" svg:x="11.541cm" svg:y="6.358cm">
            <draw:text-box>
              <text:p><text:span text:style-name="T42">̂</text:span></text:p>
            </draw:text-box>
          </draw:frame>
        </draw:g>
        <draw:g>
          <draw:frame draw:style-name="gr16" draw:text-style-name="P49" draw:layer="layout" svg:width="1.179cm" svg:height="1.068cm" svg:x="9.854cm" svg:y="8.668cm">
            <draw:text-box>
              <text:p><text:span text:style-name="T40">n</text:span><text:span text:style-name="T41">n</text:span></text:p>
            </draw:text-box>
          </draw:frame>
          <draw:frame draw:style-name="gr85" draw:text-style-name="P50" draw:layer="layout" svg:width="0.635cm" svg:height="1.119cm" svg:x="10.144cm" svg:y="8.62cm">
            <draw:text-box>
              <text:p><text:span text:style-name="T42">̂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Schola" svg:font-family="TeXGyreSchola"/>
    <style:font-face style:name="Liberation Sans1" svg:font-family="'Liberation Sans'" style:font-family-generic="swiss"/>
    <style:font-face style:name="Alfios" svg:font-family="Alfios" style:font-pitch="variable"/>
    <style:font-face style:name="TeXGyreSchola1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66b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marker-start-width="0.406cm" draw:marker-start-center="true" draw:marker-end="Short_20_line_20_Arrow" draw:marker-end-width="0.203cm" draw:marker-end-center="fals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18:01:52.498604867</meta:creation-date>
    <dc:date>2020-07-28T19:16:56.195422527</dc:date>
    <meta:editing-duration>P1DT16H38M36S</meta:editing-duration>
    <meta:editing-cycles>79</meta:editing-cycles>
    <meta:generator>LibreOffice/6.0.7.3$Linux_X86_64 LibreOffice_project/00m0$Build-3</meta:generator>
    <meta:document-statistic meta:object-count="760"/>
  </office:meta>
</office:document-meta>
</file>